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2.30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7cm" svg:height="8.98cm" svg:x="0.968cm" svg:y="11.446cm">
            <draw:object draw:notify-on-update-of-ranges="Sheet1.M2:Sheet1.M21 Sheet1.B1:Sheet1.B1 Sheet1.B2:Sheet1.B21 Sheet1.F1:Sheet1.F1 Sheet1_2.Q2:Sheet1_2.Q21 Sheet1.J1:Sheet1.J1 Sheet1.J2:Sheet1.J21 Sheet1.N1:Sheet1.N1 Sheet1.N2:Sheet1.N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7cm" svg:height="8.98cm" svg:x="17.707cm" svg:y="11.371cm">
            <draw:object draw:notify-on-update-of-ranges="Sheet1_2.A2:Sheet1_2.A21 Sheet1.E1:Sheet1.E1 Sheet1.P2:Sheet1.P21 Sheet1.I1:Sheet1.I1 Sheet1.I2:Sheet1.I21 Sheet1.M1:Sheet1.M1 Sheet1.M2:Sheet1.M21 Sheet1.Q1:Sheet1.Q1 Sheet1.Q2:Sheet1.Q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010" table:default-cell-style-name="Default"/>
        <table:table-row table:style-name="ro1">
          <table:table-cell table:style-name="ce1" office:value-type="string" calcext:value-type="string">
            <text:p>n_clients</text:p>
          </table:table-cell>
          <table:table-cell table:style-name="ce1" office:value-type="string" calcext:value-type="string">
            <text:p>queries per second(Groonga)</text:p>
          </table:table-cell>
          <table:table-cell table:style-name="ce1" office:value-type="string" calcext:value-type="string">
            <text:p>min(Groonga)</text:p>
          </table:table-cell>
          <table:table-cell table:style-name="ce1" office:value-type="string" calcext:value-type="string">
            <text:p>max(Groonga)</text:p>
          </table:table-cell>
          <table:table-cell table:style-name="ce1" office:value-type="string" calcext:value-type="string">
            <text:p>ave(Groonga)</text:p>
          </table:table-cell>
          <table:table-cell table:style-name="ce1" office:value-type="string" calcext:value-type="string">
            <text:p>queries per second(Droonga, node=1)</text:p>
          </table:table-cell>
          <table:table-cell table:style-name="ce1" office:value-type="string" calcext:value-type="string">
            <text:p>min(Droonga, node=1)</text:p>
          </table:table-cell>
          <table:table-cell table:style-name="ce1" office:value-type="string" calcext:value-type="string">
            <text:p>max(Droonga, node=1)</text:p>
          </table:table-cell>
          <table:table-cell table:style-name="ce1" office:value-type="string" calcext:value-type="string">
            <text:p>ave(Droonga, node=1)</text:p>
          </table:table-cell>
          <table:table-cell table:style-name="ce1" office:value-type="string" calcext:value-type="string">
            <text:p>queries per second(Droonga, node=2)</text:p>
          </table:table-cell>
          <table:table-cell table:style-name="ce1" office:value-type="string" calcext:value-type="string">
            <text:p>min(Droonga, node=2)</text:p>
          </table:table-cell>
          <table:table-cell table:style-name="ce1" office:value-type="string" calcext:value-type="string">
            <text:p>max(Droonga, node=2)</text:p>
          </table:table-cell>
          <table:table-cell table:style-name="ce1" office:value-type="string" calcext:value-type="string">
            <text:p>ave(Droonga, node=2)</text:p>
          </table:table-cell>
          <table:table-cell table:style-name="ce1" office:value-type="string" calcext:value-type="string">
            <text:p>queries per second(Droonga, node=3)</text:p>
          </table:table-cell>
          <table:table-cell table:style-name="ce1" office:value-type="string" calcext:value-type="string">
            <text:p>min(Droonga, node=3)</text:p>
          </table:table-cell>
          <table:table-cell table:style-name="ce1" office:value-type="string" calcext:value-type="string">
            <text:p>max(Droonga, node=3)</text:p>
          </table:table-cell>
          <table:table-cell table:style-name="ce1" office:value-type="string" calcext:value-type="string">
            <text:p>ave(Droonga, node=3)</text:p>
          </table:table-cell>
          <table:table-cell table:style-name="ce1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.1" calcext:value-type="float">
            <text:p>42.1</text:p>
          </table:table-cell>
          <table:table-cell office:value-type="float" office:value="0.00205073" calcext:value-type="float">
            <text:p>0.00205073</text:p>
          </table:table-cell>
          <table:table-cell office:value-type="float" office:value="0.749069702" calcext:value-type="float">
            <text:p>0.749069702</text:p>
          </table:table-cell>
          <table:table-cell office:value-type="float" office:value="0.0148805190308789" calcext:value-type="float">
            <text:p>0.014880519</text:p>
          </table:table-cell>
          <table:table-cell office:value-type="float" office:value="34.2" calcext:value-type="float">
            <text:p>34.2</text:p>
          </table:table-cell>
          <table:table-cell office:value-type="float" office:value="0.003250801" calcext:value-type="float">
            <text:p>0.003250801</text:p>
          </table:table-cell>
          <table:table-cell office:value-type="float" office:value="0.801096728" calcext:value-type="float">
            <text:p>0.801096728</text:p>
          </table:table-cell>
          <table:table-cell office:value-type="float" office:value="0.0207332263011696" calcext:value-type="float">
            <text:p>0.0207332263</text:p>
          </table:table-cell>
          <table:table-cell office:value-type="float" office:value="31.3" calcext:value-type="float">
            <text:p>31.3</text:p>
          </table:table-cell>
          <table:table-cell office:value-type="float" office:value="0.003144141" calcext:value-type="float">
            <text:p>0.003144141</text:p>
          </table:table-cell>
          <table:table-cell office:value-type="float" office:value="1.583013165" calcext:value-type="float">
            <text:p>1.583013165</text:p>
          </table:table-cell>
          <table:table-cell office:value-type="float" office:value="0.0235242589265176" calcext:value-type="float">
            <text:p>0.0235242589</text:p>
          </table:table-cell>
          <table:table-cell office:value-type="float" office:value="34.6" calcext:value-type="float">
            <text:p>34.6</text:p>
          </table:table-cell>
          <table:table-cell office:value-type="float" office:value="0.003068418" calcext:value-type="float">
            <text:p>0.003068418</text:p>
          </table:table-cell>
          <table:table-cell office:value-type="float" office:value="0.594199016" calcext:value-type="float">
            <text:p>0.594199016</text:p>
          </table:table-cell>
          <table:table-cell office:value-type="float" office:value="0.0204589135144509" calcext:value-type="float">
            <text:p>0.0204589135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6.9" calcext:value-type="float">
            <text:p>206.9</text:p>
          </table:table-cell>
          <table:table-cell office:value-type="float" office:value="0.002862842" calcext:value-type="float">
            <text:p>0.002862842</text:p>
          </table:table-cell>
          <table:table-cell office:value-type="float" office:value="0.602713178" calcext:value-type="float">
            <text:p>0.602713178</text:p>
          </table:table-cell>
          <table:table-cell office:value-type="float" office:value="0.0433850881783472" calcext:value-type="float">
            <text:p>0.0433850882</text:p>
          </table:table-cell>
          <table:table-cell office:value-type="float" office:value="159.8" calcext:value-type="float">
            <text:p>159.8</text:p>
          </table:table-cell>
          <table:table-cell office:value-type="float" office:value="0.005084684" calcext:value-type="float">
            <text:p>0.005084684</text:p>
          </table:table-cell>
          <table:table-cell office:value-type="float" office:value="0.34638345" calcext:value-type="float">
            <text:p>0.34638345</text:p>
          </table:table-cell>
          <table:table-cell office:value-type="float" office:value="0.0603475349699624" calcext:value-type="float">
            <text:p>0.060347535</text:p>
          </table:table-cell>
          <table:table-cell office:value-type="float" office:value="160.8" calcext:value-type="float">
            <text:p>160.8</text:p>
          </table:table-cell>
          <table:table-cell office:value-type="float" office:value="0.003381963" calcext:value-type="float">
            <text:p>0.003381963</text:p>
          </table:table-cell>
          <table:table-cell office:value-type="float" office:value="0.602328692" calcext:value-type="float">
            <text:p>0.602328692</text:p>
          </table:table-cell>
          <table:table-cell office:value-type="float" office:value="0.0604291777779851" calcext:value-type="float">
            <text:p>0.0604291778</text:p>
          </table:table-cell>
          <table:table-cell office:value-type="float" office:value="178.6" calcext:value-type="float">
            <text:p>178.6</text:p>
          </table:table-cell>
          <table:table-cell office:value-type="float" office:value="0.00534833" calcext:value-type="float">
            <text:p>0.00534833</text:p>
          </table:table-cell>
          <table:table-cell office:value-type="float" office:value="0.500444952" calcext:value-type="float">
            <text:p>0.500444952</text:p>
          </table:table-cell>
          <table:table-cell office:value-type="float" office:value="0.0540475103829788" calcext:value-type="float">
            <text:p>0.0540475104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9.3" calcext:value-type="float">
            <text:p>209.3</text:p>
          </table:table-cell>
          <table:table-cell office:value-type="float" office:value="0.008143972" calcext:value-type="float">
            <text:p>0.008143972</text:p>
          </table:table-cell>
          <table:table-cell office:value-type="float" office:value="0.433954093" calcext:value-type="float">
            <text:p>0.433954093</text:p>
          </table:table-cell>
          <table:table-cell office:value-type="float" office:value="0.091702555134735" calcext:value-type="float">
            <text:p>0.0917025551</text:p>
          </table:table-cell>
          <table:table-cell office:value-type="float" office:value="154.1" calcext:value-type="float">
            <text:p>154.1</text:p>
          </table:table-cell>
          <table:table-cell office:value-type="float" office:value="0.012289444" calcext:value-type="float">
            <text:p>0.012289444</text:p>
          </table:table-cell>
          <table:table-cell office:value-type="float" office:value="1.314364879" calcext:value-type="float">
            <text:p>1.314364879</text:p>
          </table:table-cell>
          <table:table-cell office:value-type="float" office:value="0.128587161132382" calcext:value-type="float">
            <text:p>0.1285871611</text:p>
          </table:table-cell>
          <table:table-cell office:value-type="float" office:value="166.2" calcext:value-type="float">
            <text:p>166.2</text:p>
          </table:table-cell>
          <table:table-cell office:value-type="float" office:value="0.02214607" calcext:value-type="float">
            <text:p>0.02214607</text:p>
          </table:table-cell>
          <table:table-cell office:value-type="float" office:value="0.573595959" calcext:value-type="float">
            <text:p>0.573595959</text:p>
          </table:table-cell>
          <table:table-cell office:value-type="float" office:value="0.119422509234055" calcext:value-type="float">
            <text:p>0.1194225092</text:p>
          </table:table-cell>
          <table:table-cell office:value-type="float" office:value="180.5" calcext:value-type="float">
            <text:p>180.5</text:p>
          </table:table-cell>
          <table:table-cell office:value-type="float" office:value="0.019418471" calcext:value-type="float">
            <text:p>0.019418471</text:p>
          </table:table-cell>
          <table:table-cell office:value-type="float" office:value="0.662376743" calcext:value-type="float">
            <text:p>0.662376743</text:p>
          </table:table-cell>
          <table:table-cell office:value-type="float" office:value="0.110214574975069" calcext:value-type="float">
            <text:p>0.110214575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3.9" calcext:value-type="float">
            <text:p>213.9</text:p>
          </table:table-cell>
          <table:table-cell office:value-type="float" office:value="0.019018804" calcext:value-type="float">
            <text:p>0.019018804</text:p>
          </table:table-cell>
          <table:table-cell office:value-type="float" office:value="0.266695442" calcext:value-type="float">
            <text:p>0.266695442</text:p>
          </table:table-cell>
          <table:table-cell office:value-type="float" office:value="0.137395676445536" calcext:value-type="float">
            <text:p>0.1373956764</text:p>
          </table:table-cell>
          <table:table-cell office:value-type="float" office:value="168.5" calcext:value-type="float">
            <text:p>168.5</text:p>
          </table:table-cell>
          <table:table-cell office:value-type="float" office:value="0.042291906" calcext:value-type="float">
            <text:p>0.042291906</text:p>
          </table:table-cell>
          <table:table-cell office:value-type="float" office:value="0.622615618" calcext:value-type="float">
            <text:p>0.622615618</text:p>
          </table:table-cell>
          <table:table-cell office:value-type="float" office:value="0.179073582398813" calcext:value-type="float">
            <text:p>0.1790735824</text:p>
          </table:table-cell>
          <table:table-cell office:value-type="float" office:value="167" calcext:value-type="float">
            <text:p>167</text:p>
          </table:table-cell>
          <table:table-cell office:value-type="float" office:value="0.041990183" calcext:value-type="float">
            <text:p>0.041990183</text:p>
          </table:table-cell>
          <table:table-cell office:value-type="float" office:value="0.770017694" calcext:value-type="float">
            <text:p>0.770017694</text:p>
          </table:table-cell>
          <table:table-cell office:value-type="float" office:value="0.178843620190419" calcext:value-type="float">
            <text:p>0.1788436202</text:p>
          </table:table-cell>
          <table:table-cell office:value-type="float" office:value="177.9" calcext:value-type="float">
            <text:p>177.9</text:p>
          </table:table-cell>
          <table:table-cell office:value-type="float" office:value="0.041248905" calcext:value-type="float">
            <text:p>0.041248905</text:p>
          </table:table-cell>
          <table:table-cell office:value-type="float" office:value="0.644458067" calcext:value-type="float">
            <text:p>0.644458067</text:p>
          </table:table-cell>
          <table:table-cell office:value-type="float" office:value="0.168689870046093" calcext:value-type="float">
            <text:p>0.16868987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0.8" calcext:value-type="float">
            <text:p>210.8</text:p>
          </table:table-cell>
          <table:table-cell office:value-type="float" office:value="0.006324486" calcext:value-type="float">
            <text:p>0.006324486</text:p>
          </table:table-cell>
          <table:table-cell office:value-type="float" office:value="0.332123457" calcext:value-type="float">
            <text:p>0.332123457</text:p>
          </table:table-cell>
          <table:table-cell office:value-type="float" office:value="0.187873079616224" calcext:value-type="float">
            <text:p>0.1878730796</text:p>
          </table:table-cell>
          <table:table-cell office:value-type="float" office:value="164.6" calcext:value-type="float">
            <text:p>164.6</text:p>
          </table:table-cell>
          <table:table-cell office:value-type="float" office:value="0.038508971" calcext:value-type="float">
            <text:p>0.038508971</text:p>
          </table:table-cell>
          <table:table-cell office:value-type="float" office:value="0.663896594" calcext:value-type="float">
            <text:p>0.663896594</text:p>
          </table:table-cell>
          <table:table-cell office:value-type="float" office:value="0.249693334532807" calcext:value-type="float">
            <text:p>0.2496933345</text:p>
          </table:table-cell>
          <table:table-cell office:value-type="float" office:value="173" calcext:value-type="float">
            <text:p>173</text:p>
          </table:table-cell>
          <table:table-cell office:value-type="float" office:value="0.055795954" calcext:value-type="float">
            <text:p>0.055795954</text:p>
          </table:table-cell>
          <table:table-cell office:value-type="float" office:value="0.745298155" calcext:value-type="float">
            <text:p>0.745298155</text:p>
          </table:table-cell>
          <table:table-cell office:value-type="float" office:value="0.238072735742197" calcext:value-type="float">
            <text:p>0.2380727357</text:p>
          </table:table-cell>
          <table:table-cell office:value-type="float" office:value="183.9" calcext:value-type="float">
            <text:p>183.9</text:p>
          </table:table-cell>
          <table:table-cell office:value-type="float" office:value="0.04979724" calcext:value-type="float">
            <text:p>0.04979724</text:p>
          </table:table-cell>
          <table:table-cell office:value-type="float" office:value="0.708801032" calcext:value-type="float">
            <text:p>0.708801032</text:p>
          </table:table-cell>
          <table:table-cell office:value-type="float" office:value="0.217324745283306" calcext:value-type="float">
            <text:p>0.2173247453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21.7" calcext:value-type="float">
            <text:p>221.7</text:p>
          </table:table-cell>
          <table:table-cell office:value-type="float" office:value="0.005704895" calcext:value-type="float">
            <text:p>0.005704895</text:p>
          </table:table-cell>
          <table:table-cell office:value-type="float" office:value="0.393553765" calcext:value-type="float">
            <text:p>0.393553765</text:p>
          </table:table-cell>
          <table:table-cell office:value-type="float" office:value="0.225983742380243" calcext:value-type="float">
            <text:p>0.2259837424</text:p>
          </table:table-cell>
          <table:table-cell office:value-type="float" office:value="156.7" calcext:value-type="float">
            <text:p>156.7</text:p>
          </table:table-cell>
          <table:table-cell office:value-type="float" office:value="0.004008854" calcext:value-type="float">
            <text:p>0.004008854</text:p>
          </table:table-cell>
          <table:table-cell office:value-type="float" office:value="2.263457671" calcext:value-type="float">
            <text:p>2.263457671</text:p>
          </table:table-cell>
          <table:table-cell office:value-type="float" office:value="0.321238310670708" calcext:value-type="float">
            <text:p>0.3212383107</text:p>
          </table:table-cell>
          <table:table-cell office:value-type="float" office:value="161.4" calcext:value-type="float">
            <text:p>161.4</text:p>
          </table:table-cell>
          <table:table-cell office:value-type="float" office:value="0.002506818" calcext:value-type="float">
            <text:p>0.002506818</text:p>
          </table:table-cell>
          <table:table-cell office:value-type="float" office:value="1.51637831" calcext:value-type="float">
            <text:p>1.51637831</text:p>
          </table:table-cell>
          <table:table-cell office:value-type="float" office:value="0.313492348465304" calcext:value-type="float">
            <text:p>0.3134923485</text:p>
          </table:table-cell>
          <table:table-cell office:value-type="float" office:value="178.4" calcext:value-type="float">
            <text:p>178.4</text:p>
          </table:table-cell>
          <table:table-cell office:value-type="float" office:value="0.020144873" calcext:value-type="float">
            <text:p>0.020144873</text:p>
          </table:table-cell>
          <table:table-cell office:value-type="float" office:value="1.38330629" calcext:value-type="float">
            <text:p>1.38330629</text:p>
          </table:table-cell>
          <table:table-cell office:value-type="float" office:value="0.286725241079597" calcext:value-type="float">
            <text:p>0.2867252411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3571572" calcext:value-type="float">
            <text:p>0.003571572</text:p>
          </table:table-cell>
          <table:table-cell office:value-type="float" office:value="0.432983401" calcext:value-type="float">
            <text:p>0.432983401</text:p>
          </table:table-cell>
          <table:table-cell office:value-type="float" office:value="0.270012640874552" calcext:value-type="float">
            <text:p>0.2700126409</text:p>
          </table:table-cell>
          <table:table-cell office:value-type="float" office:value="166.8" calcext:value-type="float">
            <text:p>166.8</text:p>
          </table:table-cell>
          <table:table-cell office:value-type="float" office:value="0.092487239" calcext:value-type="float">
            <text:p>0.092487239</text:p>
          </table:table-cell>
          <table:table-cell office:value-type="float" office:value="0.827662656" calcext:value-type="float">
            <text:p>0.827662656</text:p>
          </table:table-cell>
          <table:table-cell office:value-type="float" office:value="0.371859994928657" calcext:value-type="float">
            <text:p>0.3718599949</text:p>
          </table:table-cell>
          <table:table-cell office:value-type="float" office:value="173.7" calcext:value-type="float">
            <text:p>173.7</text:p>
          </table:table-cell>
          <table:table-cell office:value-type="float" office:value="0.08347837" calcext:value-type="float">
            <text:p>0.08347837</text:p>
          </table:table-cell>
          <table:table-cell office:value-type="float" office:value="1.074333509" calcext:value-type="float">
            <text:p>1.074333509</text:p>
          </table:table-cell>
          <table:table-cell office:value-type="float" office:value="0.354446305345999" calcext:value-type="float">
            <text:p>0.3544463053</text:p>
          </table:table-cell>
          <table:table-cell office:value-type="float" office:value="192.5" calcext:value-type="float">
            <text:p>192.5</text:p>
          </table:table-cell>
          <table:table-cell office:value-type="float" office:value="0.02372468" calcext:value-type="float">
            <text:p>0.02372468</text:p>
          </table:table-cell>
          <table:table-cell office:value-type="float" office:value="1.033006023" calcext:value-type="float">
            <text:p>1.033006023</text:p>
          </table:table-cell>
          <table:table-cell office:value-type="float" office:value="0.317741391941818" calcext:value-type="float">
            <text:p>0.3177413919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28" calcext:value-type="float">
            <text:p>228</text:p>
          </table:table-cell>
          <table:table-cell office:value-type="float" office:value="0.016860256" calcext:value-type="float">
            <text:p>0.016860256</text:p>
          </table:table-cell>
          <table:table-cell office:value-type="float" office:value="0.479701911" calcext:value-type="float">
            <text:p>0.479701911</text:p>
          </table:table-cell>
          <table:table-cell office:value-type="float" office:value="0.309633378647807" calcext:value-type="float">
            <text:p>0.3096333786</text:p>
          </table:table-cell>
          <table:table-cell office:value-type="float" office:value="179" calcext:value-type="float">
            <text:p>179</text:p>
          </table:table-cell>
          <table:table-cell office:value-type="float" office:value="0.10890614" calcext:value-type="float">
            <text:p>0.10890614</text:p>
          </table:table-cell>
          <table:table-cell office:value-type="float" office:value="1.037810958" calcext:value-type="float">
            <text:p>1.037810958</text:p>
          </table:table-cell>
          <table:table-cell office:value-type="float" office:value="0.398275586241899" calcext:value-type="float">
            <text:p>0.3982755862</text:p>
          </table:table-cell>
          <table:table-cell office:value-type="float" office:value="170.5" calcext:value-type="float">
            <text:p>170.5</text:p>
          </table:table-cell>
          <table:table-cell office:value-type="float" office:value="0.107158908" calcext:value-type="float">
            <text:p>0.107158908</text:p>
          </table:table-cell>
          <table:table-cell office:value-type="float" office:value="1.142212286" calcext:value-type="float">
            <text:p>1.142212286</text:p>
          </table:table-cell>
          <table:table-cell office:value-type="float" office:value="0.421304634612317" calcext:value-type="float">
            <text:p>0.4213046346</text:p>
          </table:table-cell>
          <table:table-cell office:value-type="float" office:value="195.7" calcext:value-type="float">
            <text:p>195.7</text:p>
          </table:table-cell>
          <table:table-cell office:value-type="float" office:value="0.102977342" calcext:value-type="float">
            <text:p>0.102977342</text:p>
          </table:table-cell>
          <table:table-cell office:value-type="float" office:value="1.248146227" calcext:value-type="float">
            <text:p>1.248146227</text:p>
          </table:table-cell>
          <table:table-cell office:value-type="float" office:value="0.370954374303526" calcext:value-type="float">
            <text:p>0.3709543743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3.1" calcext:value-type="float">
            <text:p>213.1</text:p>
          </table:table-cell>
          <table:table-cell office:value-type="float" office:value="0.00375556" calcext:value-type="float">
            <text:p>0.00375556</text:p>
          </table:table-cell>
          <table:table-cell office:value-type="float" office:value="0.959371399" calcext:value-type="float">
            <text:p>0.959371399</text:p>
          </table:table-cell>
          <table:table-cell office:value-type="float" office:value="0.38255533879587" calcext:value-type="float">
            <text:p>0.3825553388</text:p>
          </table:table-cell>
          <table:table-cell office:value-type="float" office:value="170.6" calcext:value-type="float">
            <text:p>170.6</text:p>
          </table:table-cell>
          <table:table-cell office:value-type="float" office:value="0.01659965" calcext:value-type="float">
            <text:p>0.01659965</text:p>
          </table:table-cell>
          <table:table-cell office:value-type="float" office:value="1.044870719" calcext:value-type="float">
            <text:p>1.044870719</text:p>
          </table:table-cell>
          <table:table-cell office:value-type="float" office:value="0.483516513603752" calcext:value-type="float">
            <text:p>0.4835165136</text:p>
          </table:table-cell>
          <table:table-cell office:value-type="float" office:value="162.3" calcext:value-type="float">
            <text:p>162.3</text:p>
          </table:table-cell>
          <table:table-cell office:value-type="float" office:value="0.042023534" calcext:value-type="float">
            <text:p>0.042023534</text:p>
          </table:table-cell>
          <table:table-cell office:value-type="float" office:value="1.514925644" calcext:value-type="float">
            <text:p>1.514925644</text:p>
          </table:table-cell>
          <table:table-cell office:value-type="float" office:value="0.467927355194085" calcext:value-type="float">
            <text:p>0.4679273552</text:p>
          </table:table-cell>
          <table:table-cell office:value-type="float" office:value="190.9" calcext:value-type="float">
            <text:p>190.9</text:p>
          </table:table-cell>
          <table:table-cell office:value-type="float" office:value="0.034615417" calcext:value-type="float">
            <text:p>0.034615417</text:p>
          </table:table-cell>
          <table:table-cell office:value-type="float" office:value="1.336907964" calcext:value-type="float">
            <text:p>1.336907964</text:p>
          </table:table-cell>
          <table:table-cell office:value-type="float" office:value="0.426321730726035" calcext:value-type="float">
            <text:p>0.4263217307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32.9" calcext:value-type="float">
            <text:p>232.9</text:p>
          </table:table-cell>
          <table:table-cell office:value-type="float" office:value="0.021748792" calcext:value-type="float">
            <text:p>0.021748792</text:p>
          </table:table-cell>
          <table:table-cell office:value-type="float" office:value="0.616683725" calcext:value-type="float">
            <text:p>0.616683725</text:p>
          </table:table-cell>
          <table:table-cell office:value-type="float" office:value="0.398416100756977" calcext:value-type="float">
            <text:p>0.3984161008</text:p>
          </table:table-cell>
          <table:table-cell office:value-type="float" office:value="170.6" calcext:value-type="float">
            <text:p>170.6</text:p>
          </table:table-cell>
          <table:table-cell office:value-type="float" office:value="0.105507961" calcext:value-type="float">
            <text:p>0.105507961</text:p>
          </table:table-cell>
          <table:table-cell office:value-type="float" office:value="1.287645717" calcext:value-type="float">
            <text:p>1.287645717</text:p>
          </table:table-cell>
          <table:table-cell office:value-type="float" office:value="0.533857621129542" calcext:value-type="float">
            <text:p>0.5338576211</text:p>
          </table:table-cell>
          <table:table-cell office:value-type="float" office:value="180.2" calcext:value-type="float">
            <text:p>180.2</text:p>
          </table:table-cell>
          <table:table-cell office:value-type="float" office:value="0.114300641" calcext:value-type="float">
            <text:p>0.114300641</text:p>
          </table:table-cell>
          <table:table-cell office:value-type="float" office:value="1.457838708" calcext:value-type="float">
            <text:p>1.457838708</text:p>
          </table:table-cell>
          <table:table-cell office:value-type="float" office:value="0.516161056613761" calcext:value-type="float">
            <text:p>0.5161610566</text:p>
          </table:table-cell>
          <table:table-cell office:value-type="float" office:value="183.2" calcext:value-type="float">
            <text:p>183.2</text:p>
          </table:table-cell>
          <table:table-cell office:value-type="float" office:value="0.094031366" calcext:value-type="float">
            <text:p>0.094031366</text:p>
          </table:table-cell>
          <table:table-cell office:value-type="float" office:value="1.470020973" calcext:value-type="float">
            <text:p>1.470020973</text:p>
          </table:table-cell>
          <table:table-cell office:value-type="float" office:value="0.501046833291485" calcext:value-type="float">
            <text:p>0.5010468333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20.5" calcext:value-type="float">
            <text:p>220.5</text:p>
          </table:table-cell>
          <table:table-cell office:value-type="float" office:value="0.046463471" calcext:value-type="float">
            <text:p>0.046463471</text:p>
          </table:table-cell>
          <table:table-cell office:value-type="float" office:value="0.628997906" calcext:value-type="float">
            <text:p>0.628997906</text:p>
          </table:table-cell>
          <table:table-cell office:value-type="float" office:value="0.45799182277551" calcext:value-type="float">
            <text:p>0.4579918228</text:p>
          </table:table-cell>
          <table:table-cell office:value-type="float" office:value="170.1" calcext:value-type="float">
            <text:p>170.1</text:p>
          </table:table-cell>
          <table:table-cell office:value-type="float" office:value="0.050727814" calcext:value-type="float">
            <text:p>0.050727814</text:p>
          </table:table-cell>
          <table:table-cell office:value-type="float" office:value="1.252425818" calcext:value-type="float">
            <text:p>1.252425818</text:p>
          </table:table-cell>
          <table:table-cell office:value-type="float" office:value="0.605929256788949" calcext:value-type="float">
            <text:p>0.6059292568</text:p>
          </table:table-cell>
          <table:table-cell office:value-type="float" office:value="165.9" calcext:value-type="float">
            <text:p>165.9</text:p>
          </table:table-cell>
          <table:table-cell office:value-type="float" office:value="0.128220535" calcext:value-type="float">
            <text:p>0.128220535</text:p>
          </table:table-cell>
          <table:table-cell office:value-type="float" office:value="1.957698162" calcext:value-type="float">
            <text:p>1.957698162</text:p>
          </table:table-cell>
          <table:table-cell office:value-type="float" office:value="0.571309752976491" calcext:value-type="float">
            <text:p>0.571309753</text:p>
          </table:table-cell>
          <table:table-cell office:value-type="float" office:value="189.8" calcext:value-type="float">
            <text:p>189.8</text:p>
          </table:table-cell>
          <table:table-cell office:value-type="float" office:value="0.030261249" calcext:value-type="float">
            <text:p>0.030261249</text:p>
          </table:table-cell>
          <table:table-cell office:value-type="float" office:value="1.88334886" calcext:value-type="float">
            <text:p>1.88334886</text:p>
          </table:table-cell>
          <table:table-cell office:value-type="float" office:value="0.546275275199158" calcext:value-type="float">
            <text:p>0.5462752752</text:p>
          </table:table-cell>
          <table:table-cell table:number-columns-repeated="100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17.4" calcext:value-type="float">
            <text:p>217.4</text:p>
          </table:table-cell>
          <table:table-cell office:value-type="float" office:value="0.073060207" calcext:value-type="float">
            <text:p>0.073060207</text:p>
          </table:table-cell>
          <table:table-cell office:value-type="float" office:value="0.749256558" calcext:value-type="float">
            <text:p>0.749256558</text:p>
          </table:table-cell>
          <table:table-cell office:value-type="float" office:value="0.514575407126034" calcext:value-type="float">
            <text:p>0.5145754071</text:p>
          </table:table-cell>
          <table:table-cell office:value-type="float" office:value="144.1" calcext:value-type="float">
            <text:p>144.1</text:p>
          </table:table-cell>
          <table:table-cell office:value-type="float" office:value="0.015821351" calcext:value-type="float">
            <text:p>0.015821351</text:p>
          </table:table-cell>
          <table:table-cell office:value-type="float" office:value="2.099782256" calcext:value-type="float">
            <text:p>2.099782256</text:p>
          </table:table-cell>
          <table:table-cell office:value-type="float" office:value="0.531106533963914" calcext:value-type="float">
            <text:p>0.531106534</text:p>
          </table:table-cell>
          <table:table-cell office:value-type="float" office:value="164" calcext:value-type="float">
            <text:p>164</text:p>
          </table:table-cell>
          <table:table-cell office:value-type="float" office:value="0.158624715" calcext:value-type="float">
            <text:p>0.158624715</text:p>
          </table:table-cell>
          <table:table-cell office:value-type="float" office:value="2.668554449" calcext:value-type="float">
            <text:p>2.668554449</text:p>
          </table:table-cell>
          <table:table-cell office:value-type="float" office:value="0.679877315403049" calcext:value-type="float">
            <text:p>0.6798773154</text:p>
          </table:table-cell>
          <table:table-cell office:value-type="float" office:value="171" calcext:value-type="float">
            <text:p>171</text:p>
          </table:table-cell>
          <table:table-cell office:value-type="float" office:value="0.041862826" calcext:value-type="float">
            <text:p>0.041862826</text:p>
          </table:table-cell>
          <table:table-cell office:value-type="float" office:value="2.456683946" calcext:value-type="float">
            <text:p>2.456683946</text:p>
          </table:table-cell>
          <table:table-cell office:value-type="float" office:value="0.609095608618128" calcext:value-type="float">
            <text:p>0.6090956086</text:p>
          </table:table-cell>
          <table:table-cell table:number-columns-repeated="100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216.4" calcext:value-type="float">
            <text:p>216.4</text:p>
          </table:table-cell>
          <table:table-cell office:value-type="float" office:value="0.020423495" calcext:value-type="float">
            <text:p>0.020423495</text:p>
          </table:table-cell>
          <table:table-cell office:value-type="float" office:value="0.788490411" calcext:value-type="float">
            <text:p>0.788490411</text:p>
          </table:table-cell>
          <table:table-cell office:value-type="float" office:value="0.562937962495378" calcext:value-type="float">
            <text:p>0.5629379625</text:p>
          </table:table-cell>
          <table:table-cell office:value-type="float" office:value="174.3" calcext:value-type="float">
            <text:p>174.3</text:p>
          </table:table-cell>
          <table:table-cell office:value-type="float" office:value="0.05748752" calcext:value-type="float">
            <text:p>0.05748752</text:p>
          </table:table-cell>
          <table:table-cell office:value-type="float" office:value="1.429903646" calcext:value-type="float">
            <text:p>1.429903646</text:p>
          </table:table-cell>
          <table:table-cell office:value-type="float" office:value="0.703535385307516" calcext:value-type="float">
            <text:p>0.7035353853</text:p>
          </table:table-cell>
          <table:table-cell office:value-type="float" office:value="172.8" calcext:value-type="float">
            <text:p>172.8</text:p>
          </table:table-cell>
          <table:table-cell office:value-type="float" office:value="0.023834986" calcext:value-type="float">
            <text:p>0.023834986</text:p>
          </table:table-cell>
          <table:table-cell office:value-type="float" office:value="2.077850485" calcext:value-type="float">
            <text:p>2.077850485</text:p>
          </table:table-cell>
          <table:table-cell office:value-type="float" office:value="0.706887402485534" calcext:value-type="float">
            <text:p>0.7068874025</text:p>
          </table:table-cell>
          <table:table-cell office:value-type="float" office:value="196" calcext:value-type="float">
            <text:p>196</text:p>
          </table:table-cell>
          <table:table-cell office:value-type="float" office:value="0.013006251" calcext:value-type="float">
            <text:p>0.013006251</text:p>
          </table:table-cell>
          <table:table-cell office:value-type="float" office:value="2.035888992" calcext:value-type="float">
            <text:p>2.035888992</text:p>
          </table:table-cell>
          <table:table-cell office:value-type="float" office:value="0.617619495443367" calcext:value-type="float">
            <text:p>0.6176194954</text:p>
          </table:table-cell>
          <table:table-cell table:number-columns-repeated="100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24.4" calcext:value-type="float">
            <text:p>224.4</text:p>
          </table:table-cell>
          <table:table-cell office:value-type="float" office:value="0.028832066" calcext:value-type="float">
            <text:p>0.028832066</text:p>
          </table:table-cell>
          <table:table-cell office:value-type="float" office:value="0.797251622" calcext:value-type="float">
            <text:p>0.797251622</text:p>
          </table:table-cell>
          <table:table-cell office:value-type="float" office:value="0.593348933491978" calcext:value-type="float">
            <text:p>0.5933489335</text:p>
          </table:table-cell>
          <table:table-cell office:value-type="float" office:value="173.9" calcext:value-type="float">
            <text:p>173.9</text:p>
          </table:table-cell>
          <table:table-cell office:value-type="float" office:value="0.044858106" calcext:value-type="float">
            <text:p>0.044858106</text:p>
          </table:table-cell>
          <table:table-cell office:value-type="float" office:value="2.007764124" calcext:value-type="float">
            <text:p>2.007764124</text:p>
          </table:table-cell>
          <table:table-cell office:value-type="float" office:value="0.741187250236342" calcext:value-type="float">
            <text:p>0.7411872502</text:p>
          </table:table-cell>
          <table:table-cell office:value-type="float" office:value="181.3" calcext:value-type="float">
            <text:p>181.3</text:p>
          </table:table-cell>
          <table:table-cell office:value-type="float" office:value="0.108612978" calcext:value-type="float">
            <text:p>0.108612978</text:p>
          </table:table-cell>
          <table:table-cell office:value-type="float" office:value="2.192103524" calcext:value-type="float">
            <text:p>2.192103524</text:p>
          </table:table-cell>
          <table:table-cell office:value-type="float" office:value="0.72123939591947" calcext:value-type="float">
            <text:p>0.7212393959</text:p>
          </table:table-cell>
          <table:table-cell office:value-type="float" office:value="188.2" calcext:value-type="float">
            <text:p>188.2</text:p>
          </table:table-cell>
          <table:table-cell office:value-type="float" office:value="0.058840046" calcext:value-type="float">
            <text:p>0.058840046</text:p>
          </table:table-cell>
          <table:table-cell office:value-type="float" office:value="2.223685498" calcext:value-type="float">
            <text:p>2.223685498</text:p>
          </table:table-cell>
          <table:table-cell office:value-type="float" office:value="0.702590907489904" calcext:value-type="float">
            <text:p>0.7025909075</text:p>
          </table:table-cell>
          <table:table-cell table:number-columns-repeated="100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230.9" calcext:value-type="float">
            <text:p>230.9</text:p>
          </table:table-cell>
          <table:table-cell office:value-type="float" office:value="0.022776416" calcext:value-type="float">
            <text:p>0.022776416</text:p>
          </table:table-cell>
          <table:table-cell office:value-type="float" office:value="0.844538964" calcext:value-type="float">
            <text:p>0.844538964</text:p>
          </table:table-cell>
          <table:table-cell office:value-type="float" office:value="0.628780744413165" calcext:value-type="float">
            <text:p>0.6287807444</text:p>
          </table:table-cell>
          <table:table-cell office:value-type="float" office:value="170.9" calcext:value-type="float">
            <text:p>170.9</text:p>
          </table:table-cell>
          <table:table-cell office:value-type="float" office:value="0.104981644" calcext:value-type="float">
            <text:p>0.104981644</text:p>
          </table:table-cell>
          <table:table-cell office:value-type="float" office:value="2.363969729" calcext:value-type="float">
            <text:p>2.363969729</text:p>
          </table:table-cell>
          <table:table-cell office:value-type="float" office:value="0.834493029535988" calcext:value-type="float">
            <text:p>0.8344930295</text:p>
          </table:table-cell>
          <table:table-cell office:value-type="float" office:value="182.4" calcext:value-type="float">
            <text:p>182.4</text:p>
          </table:table-cell>
          <table:table-cell office:value-type="float" office:value="0.099293656" calcext:value-type="float">
            <text:p>0.099293656</text:p>
          </table:table-cell>
          <table:table-cell office:value-type="float" office:value="2.654395034" calcext:value-type="float">
            <text:p>2.654395034</text:p>
          </table:table-cell>
          <table:table-cell office:value-type="float" office:value="0.782617077904606" calcext:value-type="float">
            <text:p>0.7826170779</text:p>
          </table:table-cell>
          <table:table-cell office:value-type="float" office:value="201.9" calcext:value-type="float">
            <text:p>201.9</text:p>
          </table:table-cell>
          <table:table-cell office:value-type="float" office:value="0.064818519" calcext:value-type="float">
            <text:p>0.064818519</text:p>
          </table:table-cell>
          <table:table-cell office:value-type="float" office:value="2.252912324" calcext:value-type="float">
            <text:p>2.252912324</text:p>
          </table:table-cell>
          <table:table-cell office:value-type="float" office:value="0.709370546651313" calcext:value-type="float">
            <text:p>0.7093705467</text:p>
          </table:table-cell>
          <table:table-cell table:number-columns-repeated="100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26.6" calcext:value-type="float">
            <text:p>226.6</text:p>
          </table:table-cell>
          <table:table-cell office:value-type="float" office:value="0.032785609" calcext:value-type="float">
            <text:p>0.032785609</text:p>
          </table:table-cell>
          <table:table-cell office:value-type="float" office:value="0.869373904" calcext:value-type="float">
            <text:p>0.869373904</text:p>
          </table:table-cell>
          <table:table-cell office:value-type="float" office:value="0.680839483282435" calcext:value-type="float">
            <text:p>0.6808394833</text:p>
          </table:table-cell>
          <table:table-cell office:value-type="float" office:value="172.7" calcext:value-type="float">
            <text:p>172.7</text:p>
          </table:table-cell>
          <table:table-cell office:value-type="float" office:value="0.09919661" calcext:value-type="float">
            <text:p>0.09919661</text:p>
          </table:table-cell>
          <table:table-cell office:value-type="float" office:value="2.126371938" calcext:value-type="float">
            <text:p>2.126371938</text:p>
          </table:table-cell>
          <table:table-cell office:value-type="float" office:value="0.856057156410538" calcext:value-type="float">
            <text:p>0.8560571564</text:p>
          </table:table-cell>
          <table:table-cell office:value-type="float" office:value="179.4" calcext:value-type="float">
            <text:p>179.4</text:p>
          </table:table-cell>
          <table:table-cell office:value-type="float" office:value="0.243441713" calcext:value-type="float">
            <text:p>0.243441713</text:p>
          </table:table-cell>
          <table:table-cell office:value-type="float" office:value="2.497340774" calcext:value-type="float">
            <text:p>2.497340774</text:p>
          </table:table-cell>
          <table:table-cell office:value-type="float" office:value="0.848957720029544" calcext:value-type="float">
            <text:p>0.84895772</text:p>
          </table:table-cell>
          <table:table-cell office:value-type="float" office:value="189.8" calcext:value-type="float">
            <text:p>189.8</text:p>
          </table:table-cell>
          <table:table-cell office:value-type="float" office:value="0.014672919" calcext:value-type="float">
            <text:p>0.014672919</text:p>
          </table:table-cell>
          <table:table-cell office:value-type="float" office:value="2.874962087" calcext:value-type="float">
            <text:p>2.874962087</text:p>
          </table:table-cell>
          <table:table-cell office:value-type="float" office:value="0.801124326769758" calcext:value-type="float">
            <text:p>0.8011243268</text:p>
          </table:table-cell>
          <table:table-cell table:number-columns-repeated="100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24.4" calcext:value-type="float">
            <text:p>224.4</text:p>
          </table:table-cell>
          <table:table-cell office:value-type="float" office:value="0.03022767" calcext:value-type="float">
            <text:p>0.03022767</text:p>
          </table:table-cell>
          <table:table-cell office:value-type="float" office:value="0.985983756" calcext:value-type="float">
            <text:p>0.985983756</text:p>
          </table:table-cell>
          <table:table-cell office:value-type="float" office:value="0.731412690209447" calcext:value-type="float">
            <text:p>0.7314126902</text:p>
          </table:table-cell>
          <table:table-cell office:value-type="float" office:value="164.5" calcext:value-type="float">
            <text:p>164.5</text:p>
          </table:table-cell>
          <table:table-cell office:value-type="float" office:value="0.266329485" calcext:value-type="float">
            <text:p>0.266329485</text:p>
          </table:table-cell>
          <table:table-cell office:value-type="float" office:value="2.689570398" calcext:value-type="float">
            <text:p>2.689570398</text:p>
          </table:table-cell>
          <table:table-cell office:value-type="float" office:value="0.922891189924011" calcext:value-type="float">
            <text:p>0.9228911899</text:p>
          </table:table-cell>
          <table:table-cell office:value-type="float" office:value="176.6" calcext:value-type="float">
            <text:p>176.6</text:p>
          </table:table-cell>
          <table:table-cell office:value-type="float" office:value="0.05101876" calcext:value-type="float">
            <text:p>0.05101876</text:p>
          </table:table-cell>
          <table:table-cell office:value-type="float" office:value="2.638421148" calcext:value-type="float">
            <text:p>2.638421148</text:p>
          </table:table-cell>
          <table:table-cell office:value-type="float" office:value="0.932039973736126" calcext:value-type="float">
            <text:p>0.9320399737</text:p>
          </table:table-cell>
          <table:table-cell office:value-type="float" office:value="174.1" calcext:value-type="float">
            <text:p>174.1</text:p>
          </table:table-cell>
          <table:table-cell office:value-type="float" office:value="0.058957322" calcext:value-type="float">
            <text:p>0.058957322</text:p>
          </table:table-cell>
          <table:table-cell office:value-type="float" office:value="2.666428301" calcext:value-type="float">
            <text:p>2.666428301</text:p>
          </table:table-cell>
          <table:table-cell office:value-type="float" office:value="0.858463998454335" calcext:value-type="float">
            <text:p>0.8584639985</text:p>
          </table:table-cell>
          <table:table-cell table:number-columns-repeated="100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23.3" calcext:value-type="float">
            <text:p>223.3</text:p>
          </table:table-cell>
          <table:table-cell office:value-type="float" office:value="0.020823967" calcext:value-type="float">
            <text:p>0.020823967</text:p>
          </table:table-cell>
          <table:table-cell office:value-type="float" office:value="1.040582802" calcext:value-type="float">
            <text:p>1.040582802</text:p>
          </table:table-cell>
          <table:table-cell office:value-type="float" office:value="0.786369998653831" calcext:value-type="float">
            <text:p>0.7863699987</text:p>
          </table:table-cell>
          <table:table-cell office:value-type="float" office:value="185.8" calcext:value-type="float">
            <text:p>185.8</text:p>
          </table:table-cell>
          <table:table-cell office:value-type="float" office:value="0.075566925" calcext:value-type="float">
            <text:p>0.075566925</text:p>
          </table:table-cell>
          <table:table-cell office:value-type="float" office:value="2.703170812" calcext:value-type="float">
            <text:p>2.703170812</text:p>
          </table:table-cell>
          <table:table-cell office:value-type="float" office:value="0.923801606287406" calcext:value-type="float">
            <text:p>0.9238016063</text:p>
          </table:table-cell>
          <table:table-cell office:value-type="float" office:value="160.3" calcext:value-type="float">
            <text:p>160.3</text:p>
          </table:table-cell>
          <table:table-cell office:value-type="float" office:value="0.100245267" calcext:value-type="float">
            <text:p>0.100245267</text:p>
          </table:table-cell>
          <table:table-cell office:value-type="float" office:value="2.609784616" calcext:value-type="float">
            <text:p>2.609784616</text:p>
          </table:table-cell>
          <table:table-cell office:value-type="float" office:value="1.00234867953836" calcext:value-type="float">
            <text:p>1.0023486795</text:p>
          </table:table-cell>
          <table:table-cell office:value-type="float" office:value="161.7" calcext:value-type="float">
            <text:p>161.7</text:p>
          </table:table-cell>
          <table:table-cell office:value-type="float" office:value="0.014914821" calcext:value-type="float">
            <text:p>0.014914821</text:p>
          </table:table-cell>
          <table:table-cell office:value-type="float" office:value="2.207417955" calcext:value-type="float">
            <text:p>2.207417955</text:p>
          </table:table-cell>
          <table:table-cell office:value-type="float" office:value="0.896476425537415" calcext:value-type="float">
            <text:p>0.8964764255</text:p>
          </table:table-cell>
          <table:table-cell table:number-columns-repeated="100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26.6" calcext:value-type="float">
            <text:p>226.6</text:p>
          </table:table-cell>
          <table:table-cell office:value-type="float" office:value="0.005133944" calcext:value-type="float">
            <text:p>0.005133944</text:p>
          </table:table-cell>
          <table:table-cell office:value-type="float" office:value="1.034808269" calcext:value-type="float">
            <text:p>1.034808269</text:p>
          </table:table-cell>
          <table:table-cell office:value-type="float" office:value="0.814537673041481" calcext:value-type="float">
            <text:p>0.814537673</text:p>
          </table:table-cell>
          <table:table-cell office:value-type="float" office:value="177" calcext:value-type="float">
            <text:p>177</text:p>
          </table:table-cell>
          <table:table-cell office:value-type="float" office:value="0.289462257" calcext:value-type="float">
            <text:p>0.289462257</text:p>
          </table:table-cell>
          <table:table-cell office:value-type="float" office:value="2.112805934" calcext:value-type="float">
            <text:p>2.112805934</text:p>
          </table:table-cell>
          <table:table-cell office:value-type="float" office:value="1.02722650935537" calcext:value-type="float">
            <text:p>1.0272265094</text:p>
          </table:table-cell>
          <table:table-cell office:value-type="float" office:value="184.8" calcext:value-type="float">
            <text:p>184.8</text:p>
          </table:table-cell>
          <table:table-cell office:value-type="float" office:value="0.118309675" calcext:value-type="float">
            <text:p>0.118309675</text:p>
          </table:table-cell>
          <table:table-cell office:value-type="float" office:value="2.658181671" calcext:value-type="float">
            <text:p>2.658181671</text:p>
          </table:table-cell>
          <table:table-cell office:value-type="float" office:value="0.996296925499999" calcext:value-type="float">
            <text:p>0.9962969255</text:p>
          </table:table-cell>
          <table:table-cell office:value-type="float" office:value="192.1" calcext:value-type="float">
            <text:p>192.1</text:p>
          </table:table-cell>
          <table:table-cell office:value-type="float" office:value="0.03543325" calcext:value-type="float">
            <text:p>0.03543325</text:p>
          </table:table-cell>
          <table:table-cell office:value-type="float" office:value="3.014464496" calcext:value-type="float">
            <text:p>3.014464496</text:p>
          </table:table-cell>
          <table:table-cell office:value-type="float" office:value="0.945182530448204" calcext:value-type="float">
            <text:p>0.9451825304</text:p>
          </table:table-cell>
          <table:table-cell table:number-columns-repeated="100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0.047999943" calcext:value-type="float">
            <text:p>0.047999943</text:p>
          </table:table-cell>
          <table:table-cell office:value-type="float" office:value="1.139015877" calcext:value-type="float">
            <text:p>1.139015877</text:p>
          </table:table-cell>
          <table:table-cell office:value-type="float" office:value="0.868892238656637" calcext:value-type="float">
            <text:p>0.8688922387</text:p>
          </table:table-cell>
          <table:table-cell office:value-type="float" office:value="187.7" calcext:value-type="float">
            <text:p>187.7</text:p>
          </table:table-cell>
          <table:table-cell office:value-type="float" office:value="0.08692552" calcext:value-type="float">
            <text:p>0.08692552</text:p>
          </table:table-cell>
          <table:table-cell office:value-type="float" office:value="2.527499698" calcext:value-type="float">
            <text:p>2.527499698</text:p>
          </table:table-cell>
          <table:table-cell office:value-type="float" office:value="0.985452715217369" calcext:value-type="float">
            <text:p>0.9854527152</text:p>
          </table:table-cell>
          <table:table-cell office:value-type="float" office:value="174.6" calcext:value-type="float">
            <text:p>174.6</text:p>
          </table:table-cell>
          <table:table-cell office:value-type="float" office:value="0.154954431" calcext:value-type="float">
            <text:p>0.154954431</text:p>
          </table:table-cell>
          <table:table-cell office:value-type="float" office:value="2.707749184" calcext:value-type="float">
            <text:p>2.707749184</text:p>
          </table:table-cell>
          <table:table-cell office:value-type="float" office:value="1.0899102545882" calcext:value-type="float">
            <text:p>1.0899102546</text:p>
          </table:table-cell>
          <table:table-cell office:value-type="float" office:value="191.5" calcext:value-type="float">
            <text:p>191.5</text:p>
          </table:table-cell>
          <table:table-cell office:value-type="float" office:value="0.172540827" calcext:value-type="float">
            <text:p>0.172540827</text:p>
          </table:table-cell>
          <table:table-cell office:value-type="float" office:value="1.779718913" calcext:value-type="float">
            <text:p>1.779718913</text:p>
          </table:table-cell>
          <table:table-cell office:value-type="float" office:value="0.646491328617232" calcext:value-type="float">
            <text:p>0.6464913286</text:p>
          </table:table-cell>
          <table:table-cell table:number-columns-repeated="1007"/>
        </table:table-row>
      </table:table>
      <table:table table:name="Sheet1_2" table:style-name="ta1">
        <table:shapes>
          <draw:frame draw:z-index="0" draw:style-name="gr1" draw:text-style-name="P1" svg:width="23.752cm" svg:height="10.675cm" svg:x="1.218cm" svg:y="12.683cm">
            <draw:object draw:notify-on-update-of-ranges="Sheet1_2.A2:Sheet1_2.A12 Sheet1_2.B1:Sheet1_2.B1 Sheet1_2.B2:Sheet1_2.B12 Sheet1_2.F1:Sheet1_2.F1 Sheet1_2.F2:Sheet1_2.F12 Sheet1_2.J1:Sheet1_2.J1 Sheet1_2.J2:Sheet1_2.J12 Sheet1_2.N1:Sheet1_2.N1 Sheet1_2.N2:Sheet1_2.N12 Sheet1_2.R1:Sheet1_2.R1 Sheet1_2.R2:Sheet1_2.R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3.75cm" svg:height="10.677cm" svg:x="0.978cm" svg:y="23.429cm">
            <draw:object draw:notify-on-update-of-ranges="Sheet1_2.A2:Sheet1_2.A22 Sheet1_2.E1:Sheet1_2.E1 Sheet1_2.E2:Sheet1_2.E12 Sheet1_2.I1:Sheet1_2.I1 Sheet1_2.I2:Sheet1_2.I12 Sheet1_2.M1:Sheet1_2.M1 Sheet1_2.M2:Sheet1_2.M12 Sheet1_2.Q1:Sheet1_2.Q1 Sheet1_2.Q2:Sheet1_2.Q12 Sheet1_2.U1:Sheet1_2.U1 Sheet1_2.U2:Sheet1_2.U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.771cm" svg:height="10.688cm" svg:x="24.983cm" svg:y="12.672cm">
            <draw:object draw:notify-on-update-of-ranges="Sheet1_2.A2:Sheet1_2.A12 Sheet1_2.D1:Sheet1_2.D1 Sheet1_2.D2:Sheet1_2.D12 Sheet1_2.H1:Sheet1_2.H1 Sheet1_2.H2:Sheet1_2.H12 Sheet1_2.L1:Sheet1_2.L1 Sheet1_2.L2:Sheet1_2.L12 Sheet1_2.P1:Sheet1_2.P1 Sheet1_2.P2:Sheet1_2.P12 Sheet1_2.T1:Sheet1_2.T1 Sheet1_2.T2:Sheet1_2.T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3.775cm" svg:height="10.66cm" svg:x="24.722cm" svg:y="23.665cm">
            <draw:object draw:notify-on-update-of-ranges="Sheet1_2.A2:Sheet1_2.A12 Sheet1_2.C1:Sheet1_2.C1 Sheet1_2.C2:Sheet1_2.C12 Sheet1_2.G1:Sheet1_2.G1 Sheet1_2.G2:Sheet1_2.G12 Sheet1_2.K1:Sheet1_2.K1 Sheet1_2.K2:Sheet1_2.K12 Sheet1_2.O1:Sheet1_2.O1 Sheet1_2.O2:Sheet1_2.O12 Sheet1_2.S1:Sheet1_2.S1 Sheet1_2.S2:Sheet1_2.S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010" table:default-cell-style-name="Default"/>
        <table:table-row table:style-name="ro3">
          <table:table-cell table:style-name="ce1" office:value-type="string" calcext:value-type="string">
            <text:p>n_clients</text:p>
          </table:table-cell>
          <table:table-cell table:style-name="ce1" office:value-type="string" calcext:value-type="string">
            <text:p>queries per second(Groonga)</text:p>
          </table:table-cell>
          <table:table-cell table:style-name="ce1" office:value-type="string" calcext:value-type="string">
            <text:p>min(Groonga)</text:p>
          </table:table-cell>
          <table:table-cell table:style-name="ce1" office:value-type="string" calcext:value-type="string">
            <text:p>max(Groonga)</text:p>
          </table:table-cell>
          <table:table-cell table:style-name="ce1" office:value-type="string" calcext:value-type="string">
            <text:p>ave(Groonga)</text:p>
          </table:table-cell>
          <table:table-cell table:style-name="ce1" office:value-type="string" calcext:value-type="string">
            <text:p>queries per second(Droonga, node=1)</text:p>
          </table:table-cell>
          <table:table-cell table:style-name="ce1" office:value-type="string" calcext:value-type="string">
            <text:p>min(Droonga, node=1)</text:p>
          </table:table-cell>
          <table:table-cell table:style-name="ce1" office:value-type="string" calcext:value-type="string">
            <text:p>max(Droonga, node=1)</text:p>
          </table:table-cell>
          <table:table-cell table:style-name="ce1" office:value-type="string" calcext:value-type="string">
            <text:p>ave(Droonga, node=1)</text:p>
          </table:table-cell>
          <table:table-cell table:style-name="ce1" office:value-type="string" calcext:value-type="string">
            <text:p>queries per second(Droonga, node=2)</text:p>
          </table:table-cell>
          <table:table-cell table:style-name="ce1" office:value-type="string" calcext:value-type="string">
            <text:p>min(Droonga, node=2)</text:p>
          </table:table-cell>
          <table:table-cell table:style-name="ce1" office:value-type="string" calcext:value-type="string">
            <text:p>max(Droonga, node=2)</text:p>
          </table:table-cell>
          <table:table-cell table:style-name="ce1" office:value-type="string" calcext:value-type="string">
            <text:p>ave(Droonga, node=2)</text:p>
          </table:table-cell>
          <table:table-cell table:style-name="ce1" office:value-type="string" calcext:value-type="string">
            <text:p>queries per second(Droonga, node=3)</text:p>
          </table:table-cell>
          <table:table-cell table:style-name="ce1" office:value-type="string" calcext:value-type="string">
            <text:p>min(Droonga, node=3)</text:p>
          </table:table-cell>
          <table:table-cell table:style-name="ce1" office:value-type="string" calcext:value-type="string">
            <text:p>max(Droonga, node=3)</text:p>
          </table:table-cell>
          <table:table-cell table:style-name="ce1" office:value-type="string" calcext:value-type="string">
            <text:p>ave(Droonga, node=3)</text:p>
          </table:table-cell>
          <table:table-cell table:style-name="ce1" office:value-type="string" calcext:value-type="string">
            <text:p>queries per second(Droonga, node=3, no cache)</text:p>
          </table:table-cell>
          <table:table-cell table:style-name="ce1" office:value-type="string" calcext:value-type="string">
            <text:p>min(Droonga, node=3, no cache)</text:p>
          </table:table-cell>
          <table:table-cell table:style-name="ce1" office:value-type="string" calcext:value-type="string">
            <text:p>max(Droonga, node=3, no cache)</text:p>
          </table:table-cell>
          <table:table-cell table:style-name="ce1" office:value-type="string" calcext:value-type="string">
            <text:p>ave(Droonga, node=3, no cache)</text:p>
          </table:table-cell>
          <table:table-cell table:style-name="ce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0.001892445" calcext:value-type="float">
            <text:p>0.001892445</text:p>
          </table:table-cell>
          <table:table-cell office:value-type="float" office:value="0.622644055" calcext:value-type="float">
            <text:p>0.622644055</text:p>
          </table:table-cell>
          <table:table-cell office:value-type="float" office:value="0.0164006799705883" calcext:value-type="float">
            <text:p>0.01640068</text:p>
          </table:table-cell>
          <table:table-cell office:value-type="float" office:value="46.5" calcext:value-type="float">
            <text:p>46.5</text:p>
          </table:table-cell>
          <table:table-cell office:value-type="float" office:value="0.002315816" calcext:value-type="float">
            <text:p>0.002315816</text:p>
          </table:table-cell>
          <table:table-cell office:value-type="float" office:value="0.177158846" calcext:value-type="float">
            <text:p>0.177158846</text:p>
          </table:table-cell>
          <table:table-cell office:value-type="float" office:value="0.0111248562946237" calcext:value-type="float">
            <text:p>0.0111248563</text:p>
          </table:table-cell>
          <table:table-cell office:value-type="float" office:value="37.2" calcext:value-type="float">
            <text:p>37.2</text:p>
          </table:table-cell>
          <table:table-cell office:value-type="float" office:value="0.002987595" calcext:value-type="float">
            <text:p>0.002987595</text:p>
          </table:table-cell>
          <table:table-cell office:value-type="float" office:value="0.390155548" calcext:value-type="float">
            <text:p>0.390155548</text:p>
          </table:table-cell>
          <table:table-cell office:value-type="float" office:value="0.016623715172043" calcext:value-type="float">
            <text:p>0.0166237152</text:p>
          </table:table-cell>
          <table:table-cell office:value-type="float" office:value="38.9" calcext:value-type="float">
            <text:p>38.9</text:p>
          </table:table-cell>
          <table:table-cell office:value-type="float" office:value="0.003125229" calcext:value-type="float">
            <text:p>0.003125229</text:p>
          </table:table-cell>
          <table:table-cell office:value-type="float" office:value="0.247219062" calcext:value-type="float">
            <text:p>0.247219062</text:p>
          </table:table-cell>
          <table:table-cell office:value-type="float" office:value="0.0154543631413882" calcext:value-type="float">
            <text:p>0.0154543631</text:p>
          </table:table-cell>
          <table:table-cell office:value-type="float" office:value="7.5" calcext:value-type="float">
            <text:p>7.5</text:p>
          </table:table-cell>
          <table:table-cell office:value-type="float" office:value="0.011919189" calcext:value-type="float">
            <text:p>0.011919189</text:p>
          </table:table-cell>
          <table:table-cell office:value-type="float" office:value="0.400640944" calcext:value-type="float">
            <text:p>0.400640944</text:p>
          </table:table-cell>
          <table:table-cell office:value-type="float" office:value="0.123061993733333" calcext:value-type="float">
            <text:p>0.1230619937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5.6" calcext:value-type="float">
            <text:p>515.6</text:p>
          </table:table-cell>
          <table:table-cell office:value-type="float" office:value="0.001325387" calcext:value-type="float">
            <text:p>0.001325387</text:p>
          </table:table-cell>
          <table:table-cell office:value-type="float" office:value="0.393253945" calcext:value-type="float">
            <text:p>0.393253945</text:p>
          </table:table-cell>
          <table:table-cell office:value-type="float" office:value="0.0085191029455004" calcext:value-type="float">
            <text:p>0.0085191029</text:p>
          </table:table-cell>
          <table:table-cell office:value-type="float" office:value="298.5" calcext:value-type="float">
            <text:p>298.5</text:p>
          </table:table-cell>
          <table:table-cell office:value-type="float" office:value="0.00254077" calcext:value-type="float">
            <text:p>0.00254077</text:p>
          </table:table-cell>
          <table:table-cell office:value-type="float" office:value="0.561614883" calcext:value-type="float">
            <text:p>0.561614883</text:p>
          </table:table-cell>
          <table:table-cell office:value-type="float" office:value="0.0228388553906198" calcext:value-type="float">
            <text:p>0.0228388554</text:p>
          </table:table-cell>
          <table:table-cell office:value-type="float" office:value="358.1" calcext:value-type="float">
            <text:p>358.1</text:p>
          </table:table-cell>
          <table:table-cell office:value-type="float" office:value="0.002379253" calcext:value-type="float">
            <text:p>0.002379253</text:p>
          </table:table-cell>
          <table:table-cell office:value-type="float" office:value="0.776643451" calcext:value-type="float">
            <text:p>0.776643451</text:p>
          </table:table-cell>
          <table:table-cell office:value-type="float" office:value="0.0169050436911477" calcext:value-type="float">
            <text:p>0.0169050437</text:p>
          </table:table-cell>
          <table:table-cell office:value-type="float" office:value="344.9" calcext:value-type="float">
            <text:p>344.9</text:p>
          </table:table-cell>
          <table:table-cell office:value-type="float" office:value="0.002163531" calcext:value-type="float">
            <text:p>0.002163531</text:p>
          </table:table-cell>
          <table:table-cell office:value-type="float" office:value="0.694030292" calcext:value-type="float">
            <text:p>0.694030292</text:p>
          </table:table-cell>
          <table:table-cell office:value-type="float" office:value="0.01775293338069" calcext:value-type="float">
            <text:p>0.0177529334</text:p>
          </table:table-cell>
          <table:table-cell office:value-type="float" office:value="49.5" calcext:value-type="float">
            <text:p>49.5</text:p>
          </table:table-cell>
          <table:table-cell office:value-type="float" office:value="0.008788127" calcext:value-type="float">
            <text:p>0.008788127</text:p>
          </table:table-cell>
          <table:table-cell office:value-type="float" office:value="1.159584761" calcext:value-type="float">
            <text:p>1.159584761</text:p>
          </table:table-cell>
          <table:table-cell office:value-type="float" office:value="0.185501754674747" calcext:value-type="float">
            <text:p>0.1855017547</text:p>
          </table:table-cell>
          <table:table-cell table:number-columns-repeated="100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4.2" calcext:value-type="float">
            <text:p>694.2</text:p>
          </table:table-cell>
          <table:table-cell office:value-type="float" office:value="0.001292895" calcext:value-type="float">
            <text:p>0.001292895</text:p>
          </table:table-cell>
          <table:table-cell office:value-type="float" office:value="0.095130414" calcext:value-type="float">
            <text:p>0.095130414</text:p>
          </table:table-cell>
          <table:table-cell office:value-type="float" office:value="0.0173515236365601" calcext:value-type="float">
            <text:p>0.0173515236</text:p>
          </table:table-cell>
          <table:table-cell office:value-type="float" office:value="287.1" calcext:value-type="float">
            <text:p>287.1</text:p>
          </table:table-cell>
          <table:table-cell office:value-type="float" office:value="0.002315551" calcext:value-type="float">
            <text:p>0.002315551</text:p>
          </table:table-cell>
          <table:table-cell office:value-type="float" office:value="1.870278831" calcext:value-type="float">
            <text:p>1.870278831</text:p>
          </table:table-cell>
          <table:table-cell office:value-type="float" office:value="0.0582963116851271" calcext:value-type="float">
            <text:p>0.0582963117</text:p>
          </table:table-cell>
          <table:table-cell office:value-type="float" office:value="510.8" calcext:value-type="float">
            <text:p>510.8</text:p>
          </table:table-cell>
          <table:table-cell office:value-type="float" office:value="0.002285552" calcext:value-type="float">
            <text:p>0.002285552</text:p>
          </table:table-cell>
          <table:table-cell office:value-type="float" office:value="1.049906785" calcext:value-type="float">
            <text:p>1.049906785</text:p>
          </table:table-cell>
          <table:table-cell office:value-type="float" office:value="0.0266035689866875" calcext:value-type="float">
            <text:p>0.026603569</text:p>
          </table:table-cell>
          <table:table-cell office:value-type="float" office:value="586.6" calcext:value-type="float">
            <text:p>586.6</text:p>
          </table:table-cell>
          <table:table-cell office:value-type="float" office:value="0.002137773" calcext:value-type="float">
            <text:p>0.002137773</text:p>
          </table:table-cell>
          <table:table-cell office:value-type="float" office:value="0.582637188" calcext:value-type="float">
            <text:p>0.582637188</text:p>
          </table:table-cell>
          <table:table-cell office:value-type="float" office:value="0.0217118839751108" calcext:value-type="float">
            <text:p>0.021711884</text:p>
          </table:table-cell>
          <table:table-cell office:value-type="float" office:value="51" calcext:value-type="float">
            <text:p>51</text:p>
          </table:table-cell>
          <table:table-cell office:value-type="float" office:value="0.009318032" calcext:value-type="float">
            <text:p>0.009318032</text:p>
          </table:table-cell>
          <table:table-cell office:value-type="float" office:value="1.85254207" calcext:value-type="float">
            <text:p>1.85254207</text:p>
          </table:table-cell>
          <table:table-cell office:value-type="float" office:value="0.264015432701961" calcext:value-type="float">
            <text:p>0.2640154327</text:p>
          </table:table-cell>
          <table:table-cell table:number-columns-repeated="100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26.5" calcext:value-type="float">
            <text:p>726.5</text:p>
          </table:table-cell>
          <table:table-cell office:value-type="float" office:value="0.001654002" calcext:value-type="float">
            <text:p>0.001654002</text:p>
          </table:table-cell>
          <table:table-cell office:value-type="float" office:value="0.117861932" calcext:value-type="float">
            <text:p>0.117861932</text:p>
          </table:table-cell>
          <table:table-cell office:value-type="float" office:value="0.0295307070955264" calcext:value-type="float">
            <text:p>0.0295307071</text:p>
          </table:table-cell>
          <table:table-cell office:value-type="float" office:value="350.3" calcext:value-type="float">
            <text:p>350.3</text:p>
          </table:table-cell>
          <table:table-cell office:value-type="float" office:value="0.002454663" calcext:value-type="float">
            <text:p>0.002454663</text:p>
          </table:table-cell>
          <table:table-cell office:value-type="float" office:value="0.734894004" calcext:value-type="float">
            <text:p>0.734894004</text:p>
          </table:table-cell>
          <table:table-cell office:value-type="float" office:value="0.0733375083091635" calcext:value-type="float">
            <text:p>0.0733375083</text:p>
          </table:table-cell>
          <table:table-cell office:value-type="float" office:value="559.8" calcext:value-type="float">
            <text:p>559.8</text:p>
          </table:table-cell>
          <table:table-cell office:value-type="float" office:value="0.00246631" calcext:value-type="float">
            <text:p>0.00246631</text:p>
          </table:table-cell>
          <table:table-cell office:value-type="float" office:value="0.664227822" calcext:value-type="float">
            <text:p>0.664227822</text:p>
          </table:table-cell>
          <table:table-cell office:value-type="float" office:value="0.041197536891747" calcext:value-type="float">
            <text:p>0.0411975369</text:p>
          </table:table-cell>
          <table:table-cell office:value-type="float" office:value="690.7" calcext:value-type="float">
            <text:p>690.7</text:p>
          </table:table-cell>
          <table:table-cell office:value-type="float" office:value="0.002419418" calcext:value-type="float">
            <text:p>0.002419418</text:p>
          </table:table-cell>
          <table:table-cell office:value-type="float" office:value="1.043846737" calcext:value-type="float">
            <text:p>1.043846737</text:p>
          </table:table-cell>
          <table:table-cell office:value-type="float" office:value="0.0301724217628494" calcext:value-type="float">
            <text:p>0.0301724218</text:p>
          </table:table-cell>
          <table:table-cell office:value-type="float" office:value="54" calcext:value-type="float">
            <text:p>54</text:p>
          </table:table-cell>
          <table:table-cell office:value-type="float" office:value="0.008841851" calcext:value-type="float">
            <text:p>0.008841851</text:p>
          </table:table-cell>
          <table:table-cell office:value-type="float" office:value="1.955162589" calcext:value-type="float">
            <text:p>1.955162589</text:p>
          </table:table-cell>
          <table:table-cell office:value-type="float" office:value="0.403276125255556" calcext:value-type="float">
            <text:p>0.4032761253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58.1" calcext:value-type="float">
            <text:p>758.1</text:p>
          </table:table-cell>
          <table:table-cell office:value-type="float" office:value="0.002236689" calcext:value-type="float">
            <text:p>0.002236689</text:p>
          </table:table-cell>
          <table:table-cell office:value-type="float" office:value="0.11476735" calcext:value-type="float">
            <text:p>0.11476735</text:p>
          </table:table-cell>
          <table:table-cell office:value-type="float" office:value="0.0401328153527239" calcext:value-type="float">
            <text:p>0.0401328154</text:p>
          </table:table-cell>
          <table:table-cell office:value-type="float" office:value="339.9" calcext:value-type="float">
            <text:p>339.9</text:p>
          </table:table-cell>
          <table:table-cell office:value-type="float" office:value="0.002682826" calcext:value-type="float">
            <text:p>0.002682826</text:p>
          </table:table-cell>
          <table:table-cell office:value-type="float" office:value="0.977329872" calcext:value-type="float">
            <text:p>0.977329872</text:p>
          </table:table-cell>
          <table:table-cell office:value-type="float" office:value="0.105748756004707" calcext:value-type="float">
            <text:p>0.105748756</text:p>
          </table:table-cell>
          <table:table-cell office:value-type="float" office:value="633.4" calcext:value-type="float">
            <text:p>633.4</text:p>
          </table:table-cell>
          <table:table-cell office:value-type="float" office:value="0.002494957" calcext:value-type="float">
            <text:p>0.002494957</text:p>
          </table:table-cell>
          <table:table-cell office:value-type="float" office:value="1.092992074" calcext:value-type="float">
            <text:p>1.092992074</text:p>
          </table:table-cell>
          <table:table-cell office:value-type="float" office:value="0.0481119011888225" calcext:value-type="float">
            <text:p>0.0481119012</text:p>
          </table:table-cell>
          <table:table-cell office:value-type="float" office:value="776.6" calcext:value-type="float">
            <text:p>776.6</text:p>
          </table:table-cell>
          <table:table-cell office:value-type="float" office:value="0.002624385" calcext:value-type="float">
            <text:p>0.002624385</text:p>
          </table:table-cell>
          <table:table-cell office:value-type="float" office:value="1.130221486" calcext:value-type="float">
            <text:p>1.130221486</text:p>
          </table:table-cell>
          <table:table-cell office:value-type="float" office:value="0.0354130021926345" calcext:value-type="float">
            <text:p>0.0354130022</text:p>
          </table:table-cell>
          <table:table-cell office:value-type="float" office:value="40.1" calcext:value-type="float">
            <text:p>40.1</text:p>
          </table:table-cell>
          <table:table-cell office:value-type="float" office:value="0.00744922" calcext:value-type="float">
            <text:p>0.00744922</text:p>
          </table:table-cell>
          <table:table-cell office:value-type="float" office:value="1.989566586" calcext:value-type="float">
            <text:p>1.989566586</text:p>
          </table:table-cell>
          <table:table-cell office:value-type="float" office:value="0.49482560074813" calcext:value-type="float">
            <text:p>0.4948256007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60.4" calcext:value-type="float">
            <text:p>760.4</text:p>
          </table:table-cell>
          <table:table-cell office:value-type="float" office:value="0.002069294" calcext:value-type="float">
            <text:p>0.002069294</text:p>
          </table:table-cell>
          <table:table-cell office:value-type="float" office:value="0.165736676" calcext:value-type="float">
            <text:p>0.165736676</text:p>
          </table:table-cell>
          <table:table-cell office:value-type="float" office:value="0.0530382306691216" calcext:value-type="float">
            <text:p>0.0530382307</text:p>
          </table:table-cell>
          <table:table-cell office:value-type="float" office:value="329" calcext:value-type="float">
            <text:p>329</text:p>
          </table:table-cell>
          <table:table-cell office:value-type="float" office:value="0.00271982" calcext:value-type="float">
            <text:p>0.00271982</text:p>
          </table:table-cell>
          <table:table-cell office:value-type="float" office:value="1.685982989" calcext:value-type="float">
            <text:p>1.685982989</text:p>
          </table:table-cell>
          <table:table-cell office:value-type="float" office:value="0.139443210041641" calcext:value-type="float">
            <text:p>0.13944321</text:p>
          </table:table-cell>
          <table:table-cell office:value-type="float" office:value="516.3" calcext:value-type="float">
            <text:p>516.3</text:p>
          </table:table-cell>
          <table:table-cell office:value-type="float" office:value="0.002563763" calcext:value-type="float">
            <text:p>0.002563763</text:p>
          </table:table-cell>
          <table:table-cell office:value-type="float" office:value="1.286620575" calcext:value-type="float">
            <text:p>1.286620575</text:p>
          </table:table-cell>
          <table:table-cell office:value-type="float" office:value="0.0724852527677707" calcext:value-type="float">
            <text:p>0.0724852528</text:p>
          </table:table-cell>
          <table:table-cell office:value-type="float" office:value="649.5" calcext:value-type="float">
            <text:p>649.5</text:p>
          </table:table-cell>
          <table:table-cell office:value-type="float" office:value="0.002498031" calcext:value-type="float">
            <text:p>0.002498031</text:p>
          </table:table-cell>
          <table:table-cell office:value-type="float" office:value="1.234822732" calcext:value-type="float">
            <text:p>1.234822732</text:p>
          </table:table-cell>
          <table:table-cell office:value-type="float" office:value="0.0582710178759045" calcext:value-type="float">
            <text:p>0.0582710179</text:p>
          </table:table-cell>
          <table:table-cell office:value-type="float" office:value="36.2" calcext:value-type="float">
            <text:p>36.2</text:p>
          </table:table-cell>
          <table:table-cell office:value-type="float" office:value="0.008608321" calcext:value-type="float">
            <text:p>0.008608321</text:p>
          </table:table-cell>
          <table:table-cell office:value-type="float" office:value="1.995650754" calcext:value-type="float">
            <text:p>1.995650754</text:p>
          </table:table-cell>
          <table:table-cell office:value-type="float" office:value="0.438018497411603" calcext:value-type="float">
            <text:p>0.4380184974</text:p>
          </table:table-cell>
          <table:table-cell table:number-columns-repeated="100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62" calcext:value-type="float">
            <text:p>762</text:p>
          </table:table-cell>
          <table:table-cell office:value-type="float" office:value="0.003201112" calcext:value-type="float">
            <text:p>0.003201112</text:p>
          </table:table-cell>
          <table:table-cell office:value-type="float" office:value="0.152557085" calcext:value-type="float">
            <text:p>0.152557085</text:p>
          </table:table-cell>
          <table:table-cell office:value-type="float" office:value="0.0635244045364829" calcext:value-type="float">
            <text:p>0.0635244045</text:p>
          </table:table-cell>
          <table:table-cell office:value-type="float" office:value="327.5" calcext:value-type="float">
            <text:p>327.5</text:p>
          </table:table-cell>
          <table:table-cell office:value-type="float" office:value="0.002481491" calcext:value-type="float">
            <text:p>0.002481491</text:p>
          </table:table-cell>
          <table:table-cell office:value-type="float" office:value="1.914886171" calcext:value-type="float">
            <text:p>1.914886171</text:p>
          </table:table-cell>
          <table:table-cell office:value-type="float" office:value="0.169680973711145" calcext:value-type="float">
            <text:p>0.1696809737</text:p>
          </table:table-cell>
          <table:table-cell office:value-type="float" office:value="628.2" calcext:value-type="float">
            <text:p>628.2</text:p>
          </table:table-cell>
          <table:table-cell office:value-type="float" office:value="0.002515235" calcext:value-type="float">
            <text:p>0.002515235</text:p>
          </table:table-cell>
          <table:table-cell office:value-type="float" office:value="1.015921629" calcext:value-type="float">
            <text:p>1.015921629</text:p>
          </table:table-cell>
          <table:table-cell office:value-type="float" office:value="0.0804254661827443" calcext:value-type="float">
            <text:p>0.0804254662</text:p>
          </table:table-cell>
          <table:table-cell office:value-type="float" office:value="727.9" calcext:value-type="float">
            <text:p>727.9</text:p>
          </table:table-cell>
          <table:table-cell office:value-type="float" office:value="0.002849596" calcext:value-type="float">
            <text:p>0.002849596</text:p>
          </table:table-cell>
          <table:table-cell office:value-type="float" office:value="1.119535803" calcext:value-type="float">
            <text:p>1.119535803</text:p>
          </table:table-cell>
          <table:table-cell office:value-type="float" office:value="0.0585939503904383" calcext:value-type="float">
            <text:p>0.0585939504</text:p>
          </table:table-cell>
          <table:table-cell office:value-type="float" office:value="40.5" calcext:value-type="float">
            <text:p>40.5</text:p>
          </table:table-cell>
          <table:table-cell office:value-type="float" office:value="0.008462981" calcext:value-type="float">
            <text:p>0.008462981</text:p>
          </table:table-cell>
          <table:table-cell office:value-type="float" office:value="2.031403402" calcext:value-type="float">
            <text:p>2.031403402</text:p>
          </table:table-cell>
          <table:table-cell office:value-type="float" office:value="0.399419046249383" calcext:value-type="float">
            <text:p>0.3994190462</text:p>
          </table:table-cell>
          <table:table-cell table:number-columns-repeated="100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79.3" calcext:value-type="float">
            <text:p>779.3</text:p>
          </table:table-cell>
          <table:table-cell office:value-type="float" office:value="0.004576926" calcext:value-type="float">
            <text:p>0.004576926</text:p>
          </table:table-cell>
          <table:table-cell office:value-type="float" office:value="0.177159054" calcext:value-type="float">
            <text:p>0.177159054</text:p>
          </table:table-cell>
          <table:table-cell office:value-type="float" office:value="0.0755885494053636" calcext:value-type="float">
            <text:p>0.0755885494</text:p>
          </table:table-cell>
          <table:table-cell office:value-type="float" office:value="322.9" calcext:value-type="float">
            <text:p>322.9</text:p>
          </table:table-cell>
          <table:table-cell office:value-type="float" office:value="0.002769073" calcext:value-type="float">
            <text:p>0.002769073</text:p>
          </table:table-cell>
          <table:table-cell office:value-type="float" office:value="1.979143209" calcext:value-type="float">
            <text:p>1.979143209</text:p>
          </table:table-cell>
          <table:table-cell office:value-type="float" office:value="0.199434333051409" calcext:value-type="float">
            <text:p>0.1994343331</text:p>
          </table:table-cell>
          <table:table-cell office:value-type="float" office:value="642.1" calcext:value-type="float">
            <text:p>642.1</text:p>
          </table:table-cell>
          <table:table-cell office:value-type="float" office:value="0.002269922" calcext:value-type="float">
            <text:p>0.002269922</text:p>
          </table:table-cell>
          <table:table-cell office:value-type="float" office:value="1.068796734" calcext:value-type="float">
            <text:p>1.068796734</text:p>
          </table:table-cell>
          <table:table-cell office:value-type="float" office:value="0.0931824643669206" calcext:value-type="float">
            <text:p>0.0931824644</text:p>
          </table:table-cell>
          <table:table-cell office:value-type="float" office:value="782" calcext:value-type="float">
            <text:p>782</text:p>
          </table:table-cell>
          <table:table-cell office:value-type="float" office:value="0.003161665" calcext:value-type="float">
            <text:p>0.003161665</text:p>
          </table:table-cell>
          <table:table-cell office:value-type="float" office:value="1.379008192" calcext:value-type="float">
            <text:p>1.379008192</text:p>
          </table:table-cell>
          <table:table-cell office:value-type="float" office:value="0.0677541822969309" calcext:value-type="float">
            <text:p>0.0677541823</text:p>
          </table:table-cell>
          <table:table-cell office:value-type="float" office:value="29.1" calcext:value-type="float">
            <text:p>29.1</text:p>
          </table:table-cell>
          <table:table-cell office:value-type="float" office:value="0.008112615" calcext:value-type="float">
            <text:p>0.008112615</text:p>
          </table:table-cell>
          <table:table-cell office:value-type="float" office:value="1.963502405" calcext:value-type="float">
            <text:p>1.963502405</text:p>
          </table:table-cell>
          <table:table-cell office:value-type="float" office:value="0.34102128619244" calcext:value-type="float">
            <text:p>0.3410212862</text:p>
          </table:table-cell>
          <table:table-cell table:number-columns-repeated="100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58.8" calcext:value-type="float">
            <text:p>758.8</text:p>
          </table:table-cell>
          <table:table-cell office:value-type="float" office:value="0.010936851" calcext:value-type="float">
            <text:p>0.010936851</text:p>
          </table:table-cell>
          <table:table-cell office:value-type="float" office:value="0.201950706" calcext:value-type="float">
            <text:p>0.201950706</text:p>
          </table:table-cell>
          <table:table-cell office:value-type="float" office:value="0.0918439455342646" calcext:value-type="float">
            <text:p>0.0918439455</text:p>
          </table:table-cell>
          <table:table-cell office:value-type="float" office:value="162.6" calcext:value-type="float">
            <text:p>162.6</text:p>
          </table:table-cell>
          <table:table-cell office:value-type="float" office:value="0.003082691" calcext:value-type="float">
            <text:p>0.003082691</text:p>
          </table:table-cell>
          <table:table-cell office:value-type="float" office:value="1.867820774" calcext:value-type="float">
            <text:p>1.867820774</text:p>
          </table:table-cell>
          <table:table-cell office:value-type="float" office:value="0.25080443404428" calcext:value-type="float">
            <text:p>0.250804434</text:p>
          </table:table-cell>
          <table:table-cell office:value-type="float" office:value="657.3" calcext:value-type="float">
            <text:p>657.3</text:p>
          </table:table-cell>
          <table:table-cell office:value-type="float" office:value="0.002773676" calcext:value-type="float">
            <text:p>0.002773676</text:p>
          </table:table-cell>
          <table:table-cell office:value-type="float" office:value="1.284023724" calcext:value-type="float">
            <text:p>1.284023724</text:p>
          </table:table-cell>
          <table:table-cell office:value-type="float" office:value="0.100674854652822" calcext:value-type="float">
            <text:p>0.1006748547</text:p>
          </table:table-cell>
          <table:table-cell office:value-type="float" office:value="815" calcext:value-type="float">
            <text:p>815</text:p>
          </table:table-cell>
          <table:table-cell office:value-type="float" office:value="0.002916982" calcext:value-type="float">
            <text:p>0.002916982</text:p>
          </table:table-cell>
          <table:table-cell office:value-type="float" office:value="1.095246071" calcext:value-type="float">
            <text:p>1.095246071</text:p>
          </table:table-cell>
          <table:table-cell office:value-type="float" office:value="0.0701105883093254" calcext:value-type="float">
            <text:p>0.0701105883</text:p>
          </table:table-cell>
          <table:table-cell office:value-type="float" office:value="28.3" calcext:value-type="float">
            <text:p>28.3</text:p>
          </table:table-cell>
          <table:table-cell office:value-type="float" office:value="0.008539909" calcext:value-type="float">
            <text:p>0.008539909</text:p>
          </table:table-cell>
          <table:table-cell office:value-type="float" office:value="1.979949914" calcext:value-type="float">
            <text:p>1.979949914</text:p>
          </table:table-cell>
          <table:table-cell office:value-type="float" office:value="0.345772859904593" calcext:value-type="float">
            <text:p>0.3457728599</text:p>
          </table:table-cell>
          <table:table-cell table:number-columns-repeated="100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55.6" calcext:value-type="float">
            <text:p>755.6</text:p>
          </table:table-cell>
          <table:table-cell office:value-type="float" office:value="0.030834998" calcext:value-type="float">
            <text:p>0.030834998</text:p>
          </table:table-cell>
          <table:table-cell office:value-type="float" office:value="0.239993646" calcext:value-type="float">
            <text:p>0.239993646</text:p>
          </table:table-cell>
          <table:table-cell office:value-type="float" office:value="0.104580418637771" calcext:value-type="float">
            <text:p>0.1045804186</text:p>
          </table:table-cell>
          <table:table-cell office:value-type="float" office:value="332.4" calcext:value-type="float">
            <text:p>332.4</text:p>
          </table:table-cell>
          <table:table-cell office:value-type="float" office:value="0.002693145" calcext:value-type="float">
            <text:p>0.002693145</text:p>
          </table:table-cell>
          <table:table-cell office:value-type="float" office:value="1.886345609" calcext:value-type="float">
            <text:p>1.886345609</text:p>
          </table:table-cell>
          <table:table-cell office:value-type="float" office:value="0.242928767036402" calcext:value-type="float">
            <text:p>0.242928767</text:p>
          </table:table-cell>
          <table:table-cell office:value-type="float" office:value="626" calcext:value-type="float">
            <text:p>626</text:p>
          </table:table-cell>
          <table:table-cell office:value-type="float" office:value="0.002611847" calcext:value-type="float">
            <text:p>0.002611847</text:p>
          </table:table-cell>
          <table:table-cell office:value-type="float" office:value="1.813512708" calcext:value-type="float">
            <text:p>1.813512708</text:p>
          </table:table-cell>
          <table:table-cell office:value-type="float" office:value="0.126208263484824" calcext:value-type="float">
            <text:p>0.1262082635</text:p>
          </table:table-cell>
          <table:table-cell office:value-type="float" office:value="813.7" calcext:value-type="float">
            <text:p>813.7</text:p>
          </table:table-cell>
          <table:table-cell office:value-type="float" office:value="0.002443598" calcext:value-type="float">
            <text:p>0.002443598</text:p>
          </table:table-cell>
          <table:table-cell office:value-type="float" office:value="1.418335217" calcext:value-type="float">
            <text:p>1.418335217</text:p>
          </table:table-cell>
          <table:table-cell office:value-type="float" office:value="0.0798591904236203" calcext:value-type="float">
            <text:p>0.0798591904</text:p>
          </table:table-cell>
          <table:table-cell office:value-type="float" office:value="16.5" calcext:value-type="float">
            <text:p>16.5</text:p>
          </table:table-cell>
          <table:table-cell office:value-type="float" office:value="0.009314886" calcext:value-type="float">
            <text:p>0.009314886</text:p>
          </table:table-cell>
          <table:table-cell office:value-type="float" office:value="1.953784365" calcext:value-type="float">
            <text:p>1.953784365</text:p>
          </table:table-cell>
          <table:table-cell office:value-type="float" office:value="0.326144568090909" calcext:value-type="float">
            <text:p>0.3261445681</text:p>
          </table:table-cell>
          <table:table-cell table:number-columns-repeated="100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52.7" calcext:value-type="float">
            <text:p>752.7</text:p>
          </table:table-cell>
          <table:table-cell office:value-type="float" office:value="0.035301962" calcext:value-type="float">
            <text:p>0.035301962</text:p>
          </table:table-cell>
          <table:table-cell office:value-type="float" office:value="0.258896753" calcext:value-type="float">
            <text:p>0.258896753</text:p>
          </table:table-cell>
          <table:table-cell office:value-type="float" office:value="0.118043656760329" calcext:value-type="float">
            <text:p>0.1180436568</text:p>
          </table:table-cell>
          <table:table-cell office:value-type="float" office:value="300.4" calcext:value-type="float">
            <text:p>300.4</text:p>
          </table:table-cell>
          <table:table-cell office:value-type="float" office:value="0.002705871" calcext:value-type="float">
            <text:p>0.002705871</text:p>
          </table:table-cell>
          <table:table-cell office:value-type="float" office:value="1.939325172" calcext:value-type="float">
            <text:p>1.939325172</text:p>
          </table:table-cell>
          <table:table-cell office:value-type="float" office:value="0.284168099507989" calcext:value-type="float">
            <text:p>0.2841680995</text:p>
          </table:table-cell>
          <table:table-cell office:value-type="float" office:value="617.3" calcext:value-type="float">
            <text:p>617.3</text:p>
          </table:table-cell>
          <table:table-cell office:value-type="float" office:value="0.002744707" calcext:value-type="float">
            <text:p>0.002744707</text:p>
          </table:table-cell>
          <table:table-cell office:value-type="float" office:value="1.73307548" calcext:value-type="float">
            <text:p>1.73307548</text:p>
          </table:table-cell>
          <table:table-cell office:value-type="float" office:value="0.143227811981208" calcext:value-type="float">
            <text:p>0.143227812</text:p>
          </table:table-cell>
          <table:table-cell office:value-type="float" office:value="746" calcext:value-type="float">
            <text:p>746</text:p>
          </table:table-cell>
          <table:table-cell office:value-type="float" office:value="0.002280836" calcext:value-type="float">
            <text:p>0.002280836</text:p>
          </table:table-cell>
          <table:table-cell office:value-type="float" office:value="1.602259963" calcext:value-type="float">
            <text:p>1.602259963</text:p>
          </table:table-cell>
          <table:table-cell office:value-type="float" office:value="0.0991121105253352" calcext:value-type="float">
            <text:p>0.0991121105</text:p>
          </table:table-cell>
          <table:table-cell office:value-type="float" office:value="4" calcext:value-type="float">
            <text:p>4</text:p>
          </table:table-cell>
          <table:table-cell office:value-type="float" office:value="0.056716703" calcext:value-type="float">
            <text:p>0.056716703</text:p>
          </table:table-cell>
          <table:table-cell office:value-type="float" office:value="1.065767703" calcext:value-type="float">
            <text:p>1.065767703</text:p>
          </table:table-cell>
          <table:table-cell office:value-type="float" office:value="0.4025095479" calcext:value-type="float">
            <text:p>0.4025095479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77" calcext:value-type="float">
            <text:p>777</text:p>
          </table:table-cell>
          <table:table-cell office:value-type="float" office:value="0.043464339" calcext:value-type="float">
            <text:p>0.043464339</text:p>
          </table:table-cell>
          <table:table-cell office:value-type="float" office:value="0.309320429" calcext:value-type="float">
            <text:p>0.309320429</text:p>
          </table:table-cell>
          <table:table-cell office:value-type="float" office:value="0.126234433133591" calcext:value-type="float">
            <text:p>0.1262344331</text:p>
          </table:table-cell>
          <table:table-cell office:value-type="float" office:value="325.5" calcext:value-type="float">
            <text:p>325.5</text:p>
          </table:table-cell>
          <table:table-cell office:value-type="float" office:value="0.002874505" calcext:value-type="float">
            <text:p>0.002874505</text:p>
          </table:table-cell>
          <table:table-cell office:value-type="float" office:value="1.898182755" calcext:value-type="float">
            <text:p>1.898182755</text:p>
          </table:table-cell>
          <table:table-cell office:value-type="float" office:value="0.303989855876806" calcext:value-type="float">
            <text:p>0.3039898559</text:p>
          </table:table-cell>
          <table:table-cell office:value-type="float" office:value="413.5" calcext:value-type="float">
            <text:p>413.5</text:p>
          </table:table-cell>
          <table:table-cell office:value-type="float" office:value="0.003084766" calcext:value-type="float">
            <text:p>0.003084766</text:p>
          </table:table-cell>
          <table:table-cell office:value-type="float" office:value="2.005313909" calcext:value-type="float">
            <text:p>2.005313909</text:p>
          </table:table-cell>
          <table:table-cell office:value-type="float" office:value="0.174726751889964" calcext:value-type="float">
            <text:p>0.1747267519</text:p>
          </table:table-cell>
          <table:table-cell office:value-type="float" office:value="468.2" calcext:value-type="float">
            <text:p>468.2</text:p>
          </table:table-cell>
          <table:table-cell office:value-type="float" office:value="0.00282079" calcext:value-type="float">
            <text:p>0.00282079</text:p>
          </table:table-cell>
          <table:table-cell office:value-type="float" office:value="1.958000693" calcext:value-type="float">
            <text:p>1.958000693</text:p>
          </table:table-cell>
          <table:table-cell office:value-type="float" office:value="0.116883196033746" calcext:value-type="float">
            <text:p>0.116883196</text:p>
          </table:table-cell>
          <table:table-cell office:value-type="float" office:value="7.2" calcext:value-type="float">
            <text:p>7.2</text:p>
          </table:table-cell>
          <table:table-cell office:value-type="float" office:value="0.064486941" calcext:value-type="float">
            <text:p>0.064486941</text:p>
          </table:table-cell>
          <table:table-cell office:value-type="float" office:value="1.995733221" calcext:value-type="float">
            <text:p>1.995733221</text:p>
          </table:table-cell>
          <table:table-cell office:value-type="float" office:value="0.813604383458333" calcext:value-type="float">
            <text:p>0.8136043835</text:p>
          </table:table-cell>
          <table:table-cell table:number-columns-repeated="100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4.5" calcext:value-type="float">
            <text:p>754.5</text:p>
          </table:table-cell>
          <table:table-cell office:value-type="float" office:value="0.053082261" calcext:value-type="float">
            <text:p>0.053082261</text:p>
          </table:table-cell>
          <table:table-cell office:value-type="float" office:value="0.363754481" calcext:value-type="float">
            <text:p>0.363754481</text:p>
          </table:table-cell>
          <table:table-cell office:value-type="float" office:value="0.144085759580517" calcext:value-type="float">
            <text:p>0.1440857596</text:p>
          </table:table-cell>
          <table:table-cell office:value-type="float" office:value="308.7" calcext:value-type="float">
            <text:p>308.7</text:p>
          </table:table-cell>
          <table:table-cell office:value-type="float" office:value="0.002430945" calcext:value-type="float">
            <text:p>0.002430945</text:p>
          </table:table-cell>
          <table:table-cell office:value-type="float" office:value="2.034914798" calcext:value-type="float">
            <text:p>2.034914798</text:p>
          </table:table-cell>
          <table:table-cell office:value-type="float" office:value="0.339407778108843" calcext:value-type="float">
            <text:p>0.3394077781</text:p>
          </table:table-cell>
          <table:table-cell office:value-type="float" office:value="663.4" calcext:value-type="float">
            <text:p>663.4</text:p>
          </table:table-cell>
          <table:table-cell office:value-type="float" office:value="0.002310784" calcext:value-type="float">
            <text:p>0.002310784</text:p>
          </table:table-cell>
          <table:table-cell office:value-type="float" office:value="1.556857638" calcext:value-type="float">
            <text:p>1.556857638</text:p>
          </table:table-cell>
          <table:table-cell office:value-type="float" office:value="0.16182509821028" calcext:value-type="float">
            <text:p>0.1618250982</text:p>
          </table:table-cell>
          <table:table-cell office:value-type="float" office:value="771.2" calcext:value-type="float">
            <text:p>771.2</text:p>
          </table:table-cell>
          <table:table-cell office:value-type="float" office:value="0.003333407" calcext:value-type="float">
            <text:p>0.003333407</text:p>
          </table:table-cell>
          <table:table-cell office:value-type="float" office:value="1.705237321" calcext:value-type="float">
            <text:p>1.705237321</text:p>
          </table:table-cell>
          <table:table-cell office:value-type="float" office:value="0.121655512935944" calcext:value-type="float">
            <text:p>0.1216555129</text:p>
          </table:table-cell>
          <table:table-cell office:value-type="float" office:value="8.1" calcext:value-type="float">
            <text:p>8.1</text:p>
          </table:table-cell>
          <table:table-cell office:value-type="float" office:value="0.013702668" calcext:value-type="float">
            <text:p>0.013702668</text:p>
          </table:table-cell>
          <table:table-cell office:value-type="float" office:value="1.971096784" calcext:value-type="float">
            <text:p>1.971096784</text:p>
          </table:table-cell>
          <table:table-cell office:value-type="float" office:value="0.91601108154321" calcext:value-type="float">
            <text:p>0.9160110815</text:p>
          </table:table-cell>
          <table:table-cell table:number-columns-repeated="100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785.7" calcext:value-type="float">
            <text:p>785.7</text:p>
          </table:table-cell>
          <table:table-cell office:value-type="float" office:value="0.047964482" calcext:value-type="float">
            <text:p>0.047964482</text:p>
          </table:table-cell>
          <table:table-cell office:value-type="float" office:value="0.413788032" calcext:value-type="float">
            <text:p>0.413788032</text:p>
          </table:table-cell>
          <table:table-cell office:value-type="float" office:value="0.153100515003564" calcext:value-type="float">
            <text:p>0.153100515</text:p>
          </table:table-cell>
          <table:table-cell office:value-type="float" office:value="273.9" calcext:value-type="float">
            <text:p>273.9</text:p>
          </table:table-cell>
          <table:table-cell office:value-type="float" office:value="0.0026648" calcext:value-type="float">
            <text:p>0.0026648</text:p>
          </table:table-cell>
          <table:table-cell office:value-type="float" office:value="1.999233625" calcext:value-type="float">
            <text:p>1.999233625</text:p>
          </table:table-cell>
          <table:table-cell office:value-type="float" office:value="0.304278441882438" calcext:value-type="float">
            <text:p>0.3042784419</text:p>
          </table:table-cell>
          <table:table-cell office:value-type="float" office:value="655.7" calcext:value-type="float">
            <text:p>655.7</text:p>
          </table:table-cell>
          <table:table-cell office:value-type="float" office:value="0.002752332" calcext:value-type="float">
            <text:p>0.002752332</text:p>
          </table:table-cell>
          <table:table-cell office:value-type="float" office:value="1.58334205" calcext:value-type="float">
            <text:p>1.58334205</text:p>
          </table:table-cell>
          <table:table-cell office:value-type="float" office:value="0.178474771886839" calcext:value-type="float">
            <text:p>0.1784747719</text:p>
          </table:table-cell>
          <table:table-cell office:value-type="float" office:value="793.8" calcext:value-type="float">
            <text:p>793.8</text:p>
          </table:table-cell>
          <table:table-cell office:value-type="float" office:value="0.003055088" calcext:value-type="float">
            <text:p>0.003055088</text:p>
          </table:table-cell>
          <table:table-cell office:value-type="float" office:value="1.413309819" calcext:value-type="float">
            <text:p>1.413309819</text:p>
          </table:table-cell>
          <table:table-cell office:value-type="float" office:value="0.125757912241875" calcext:value-type="float">
            <text:p>0.1257579122</text:p>
          </table:table-cell>
          <table:table-cell office:value-type="float" office:value="6.8" calcext:value-type="float">
            <text:p>6.8</text:p>
          </table:table-cell>
          <table:table-cell office:value-type="float" office:value="0.102133275" calcext:value-type="float">
            <text:p>0.102133275</text:p>
          </table:table-cell>
          <table:table-cell office:value-type="float" office:value="1.055186514" calcext:value-type="float">
            <text:p>1.055186514</text:p>
          </table:table-cell>
          <table:table-cell office:value-type="float" office:value="0.550741022955882" calcext:value-type="float">
            <text:p>0.550741023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765.1" calcext:value-type="float">
            <text:p>765.1</text:p>
          </table:table-cell>
          <table:table-cell office:value-type="float" office:value="0.019353168" calcext:value-type="float">
            <text:p>0.019353168</text:p>
          </table:table-cell>
          <table:table-cell office:value-type="float" office:value="0.410693053" calcext:value-type="float">
            <text:p>0.410693053</text:p>
          </table:table-cell>
          <table:table-cell office:value-type="float" office:value="0.162324624626193" calcext:value-type="float">
            <text:p>0.1623246246</text:p>
          </table:table-cell>
          <table:table-cell office:value-type="float" office:value="137.5" calcext:value-type="float">
            <text:p>137.5</text:p>
          </table:table-cell>
          <table:table-cell office:value-type="float" office:value="0.003098106" calcext:value-type="float">
            <text:p>0.003098106</text:p>
          </table:table-cell>
          <table:table-cell office:value-type="float" office:value="2.001308333" calcext:value-type="float">
            <text:p>2.001308333</text:p>
          </table:table-cell>
          <table:table-cell office:value-type="float" office:value="0.425268503002182" calcext:value-type="float">
            <text:p>0.425268503</text:p>
          </table:table-cell>
          <table:table-cell office:value-type="float" office:value="641.4" calcext:value-type="float">
            <text:p>641.4</text:p>
          </table:table-cell>
          <table:table-cell office:value-type="float" office:value="0.002625113" calcext:value-type="float">
            <text:p>0.002625113</text:p>
          </table:table-cell>
          <table:table-cell office:value-type="float" office:value="1.577581765" calcext:value-type="float">
            <text:p>1.577581765</text:p>
          </table:table-cell>
          <table:table-cell office:value-type="float" office:value="0.191034236133926" calcext:value-type="float">
            <text:p>0.1910342361</text:p>
          </table:table-cell>
          <table:table-cell office:value-type="float" office:value="822.5" calcext:value-type="float">
            <text:p>822.5</text:p>
          </table:table-cell>
          <table:table-cell office:value-type="float" office:value="0.00332662" calcext:value-type="float">
            <text:p>0.00332662</text:p>
          </table:table-cell>
          <table:table-cell office:value-type="float" office:value="1.172318385" calcext:value-type="float">
            <text:p>1.172318385</text:p>
          </table:table-cell>
          <table:table-cell office:value-type="float" office:value="0.133332017771306" calcext:value-type="float">
            <text:p>0.1333320178</text:p>
          </table:table-cell>
          <table:table-cell office:value-type="float" office:value="5.5" calcext:value-type="float">
            <text:p>5.5</text:p>
          </table:table-cell>
          <table:table-cell office:value-type="float" office:value="0.100688069" calcext:value-type="float">
            <text:p>0.100688069</text:p>
          </table:table-cell>
          <table:table-cell office:value-type="float" office:value="1.098750275" calcext:value-type="float">
            <text:p>1.098750275</text:p>
          </table:table-cell>
          <table:table-cell office:value-type="float" office:value="0.500204855945455" calcext:value-type="float">
            <text:p>0.5002048559</text:p>
          </table:table-cell>
          <table:table-cell table:number-columns-repeated="100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802.7" calcext:value-type="float">
            <text:p>802.7</text:p>
          </table:table-cell>
          <table:table-cell office:value-type="float" office:value="0.049928688" calcext:value-type="float">
            <text:p>0.049928688</text:p>
          </table:table-cell>
          <table:table-cell office:value-type="float" office:value="0.419276472" calcext:value-type="float">
            <text:p>0.419276472</text:p>
          </table:table-cell>
          <table:table-cell office:value-type="float" office:value="0.172394587035505" calcext:value-type="float">
            <text:p>0.172394587</text:p>
          </table:table-cell>
          <table:table-cell office:value-type="float" office:value="17.7" calcext:value-type="float">
            <text:p>17.7</text:p>
          </table:table-cell>
          <table:table-cell office:value-type="float" office:value="0.003358041" calcext:value-type="float">
            <text:p>0.003358041</text:p>
          </table:table-cell>
          <table:table-cell office:value-type="float" office:value="0.302834013" calcext:value-type="float">
            <text:p>0.302834013</text:p>
          </table:table-cell>
          <table:table-cell office:value-type="float" office:value="0.116496686830508" calcext:value-type="float">
            <text:p>0.1164966868</text:p>
          </table:table-cell>
          <table:table-cell office:value-type="float" office:value="669.3" calcext:value-type="float">
            <text:p>669.3</text:p>
          </table:table-cell>
          <table:table-cell office:value-type="float" office:value="0.002441612" calcext:value-type="float">
            <text:p>0.002441612</text:p>
          </table:table-cell>
          <table:table-cell office:value-type="float" office:value="1.532393342" calcext:value-type="float">
            <text:p>1.532393342</text:p>
          </table:table-cell>
          <table:table-cell office:value-type="float" office:value="0.201003062926341" calcext:value-type="float">
            <text:p>0.2010030629</text:p>
          </table:table-cell>
          <table:table-cell office:value-type="float" office:value="781.3" calcext:value-type="float">
            <text:p>781.3</text:p>
          </table:table-cell>
          <table:table-cell office:value-type="float" office:value="0.00291999" calcext:value-type="float">
            <text:p>0.00291999</text:p>
          </table:table-cell>
          <table:table-cell office:value-type="float" office:value="1.470558165" calcext:value-type="float">
            <text:p>1.470558165</text:p>
          </table:table-cell>
          <table:table-cell office:value-type="float" office:value="0.153618552967747" calcext:value-type="float">
            <text:p>0.153618553</text:p>
          </table:table-cell>
          <table:table-cell office:value-type="float" office:value="4.7" calcext:value-type="float">
            <text:p>4.7</text:p>
          </table:table-cell>
          <table:table-cell office:value-type="float" office:value="0.124155582" calcext:value-type="float">
            <text:p>0.124155582</text:p>
          </table:table-cell>
          <table:table-cell office:value-type="float" office:value="1.032553956" calcext:value-type="float">
            <text:p>1.032553956</text:p>
          </table:table-cell>
          <table:table-cell office:value-type="float" office:value="0.558101692638298" calcext:value-type="float">
            <text:p>0.5581016926</text:p>
          </table:table-cell>
          <table:table-cell table:number-columns-repeated="100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88.4" calcext:value-type="float">
            <text:p>788.4</text:p>
          </table:table-cell>
          <table:table-cell office:value-type="float" office:value="0.053286383" calcext:value-type="float">
            <text:p>0.053286383</text:p>
          </table:table-cell>
          <table:table-cell office:value-type="float" office:value="0.438525511" calcext:value-type="float">
            <text:p>0.438525511</text:p>
          </table:table-cell>
          <table:table-cell office:value-type="float" office:value="0.190236314873415" calcext:value-type="float">
            <text:p>0.1902363149</text:p>
          </table:table-cell>
          <table:table-cell office:value-type="float" office:value="20.4" calcext:value-type="float">
            <text:p>20.4</text:p>
          </table:table-cell>
          <table:table-cell office:value-type="float" office:value="0.002997262" calcext:value-type="float">
            <text:p>0.002997262</text:p>
          </table:table-cell>
          <table:table-cell office:value-type="float" office:value="1.398150653" calcext:value-type="float">
            <text:p>1.398150653</text:p>
          </table:table-cell>
          <table:table-cell office:value-type="float" office:value="0.564162274147059" calcext:value-type="float">
            <text:p>0.5641622741</text:p>
          </table:table-cell>
          <table:table-cell office:value-type="float" office:value="565.6" calcext:value-type="float">
            <text:p>565.6</text:p>
          </table:table-cell>
          <table:table-cell office:value-type="float" office:value="0.002387301" calcext:value-type="float">
            <text:p>0.002387301</text:p>
          </table:table-cell>
          <table:table-cell office:value-type="float" office:value="2.070477735" calcext:value-type="float">
            <text:p>2.070477735</text:p>
          </table:table-cell>
          <table:table-cell office:value-type="float" office:value="0.207452987351132" calcext:value-type="float">
            <text:p>0.2074529874</text:p>
          </table:table-cell>
          <table:table-cell office:value-type="float" office:value="674.3" calcext:value-type="float">
            <text:p>674.3</text:p>
          </table:table-cell>
          <table:table-cell office:value-type="float" office:value="0.002715354" calcext:value-type="float">
            <text:p>0.002715354</text:p>
          </table:table-cell>
          <table:table-cell office:value-type="float" office:value="2.2439198" calcext:value-type="float">
            <text:p>2.2439198</text:p>
          </table:table-cell>
          <table:table-cell office:value-type="float" office:value="0.184813812039745" calcext:value-type="float">
            <text:p>0.184813812</text:p>
          </table:table-cell>
          <table:table-cell office:value-type="float" office:value="5.4" calcext:value-type="float">
            <text:p>5.4</text:p>
          </table:table-cell>
          <table:table-cell office:value-type="float" office:value="0.069083782" calcext:value-type="float">
            <text:p>0.069083782</text:p>
          </table:table-cell>
          <table:table-cell office:value-type="float" office:value="2.059456947" calcext:value-type="float">
            <text:p>2.059456947</text:p>
          </table:table-cell>
          <table:table-cell office:value-type="float" office:value="0.705604473925926" calcext:value-type="float">
            <text:p>0.7056044739</text:p>
          </table:table-cell>
          <table:table-cell table:number-columns-repeated="100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782.4" calcext:value-type="float">
            <text:p>782.4</text:p>
          </table:table-cell>
          <table:table-cell office:value-type="float" office:value="0.064564569" calcext:value-type="float">
            <text:p>0.064564569</text:p>
          </table:table-cell>
          <table:table-cell office:value-type="float" office:value="0.444408062" calcext:value-type="float">
            <text:p>0.444408062</text:p>
          </table:table-cell>
          <table:table-cell office:value-type="float" office:value="0.204621750837679" calcext:value-type="float">
            <text:p>0.2046217508</text:p>
          </table:table-cell>
          <table:table-cell office:value-type="float" office:value="109.5" calcext:value-type="float">
            <text:p>109.5</text:p>
          </table:table-cell>
          <table:table-cell office:value-type="float" office:value="0.003106683" calcext:value-type="float">
            <text:p>0.003106683</text:p>
          </table:table-cell>
          <table:table-cell office:value-type="float" office:value="1.916198371" calcext:value-type="float">
            <text:p>1.916198371</text:p>
          </table:table-cell>
          <table:table-cell office:value-type="float" office:value="0.458439054319635" calcext:value-type="float">
            <text:p>0.4584390543</text:p>
          </table:table-cell>
          <table:table-cell office:value-type="float" office:value="204.6" calcext:value-type="float">
            <text:p>204.6</text:p>
          </table:table-cell>
          <table:table-cell office:value-type="float" office:value="0.003118153" calcext:value-type="float">
            <text:p>0.003118153</text:p>
          </table:table-cell>
          <table:table-cell office:value-type="float" office:value="1.095941264" calcext:value-type="float">
            <text:p>1.095941264</text:p>
          </table:table-cell>
          <table:table-cell office:value-type="float" office:value="0.240044134703812" calcext:value-type="float">
            <text:p>0.2400441347</text:p>
          </table:table-cell>
          <table:table-cell office:value-type="float" office:value="624.7" calcext:value-type="float">
            <text:p>624.7</text:p>
          </table:table-cell>
          <table:table-cell office:value-type="float" office:value="0.002602737" calcext:value-type="float">
            <text:p>0.002602737</text:p>
          </table:table-cell>
          <table:table-cell office:value-type="float" office:value="2.099178273" calcext:value-type="float">
            <text:p>2.099178273</text:p>
          </table:table-cell>
          <table:table-cell office:value-type="float" office:value="0.148514058339523" calcext:value-type="float">
            <text:p>0.1485140583</text:p>
          </table:table-cell>
          <table:table-cell office:value-type="float" office:value="3" calcext:value-type="float">
            <text:p>3</text:p>
          </table:table-cell>
          <table:table-cell office:value-type="float" office:value="0.158502041" calcext:value-type="float">
            <text:p>0.158502041</text:p>
          </table:table-cell>
          <table:table-cell office:value-type="float" office:value="0.960008573" calcext:value-type="float">
            <text:p>0.960008573</text:p>
          </table:table-cell>
          <table:table-cell office:value-type="float" office:value="0.6177293348" calcext:value-type="float">
            <text:p>0.6177293348</text:p>
          </table:table-cell>
          <table:table-cell table:number-columns-repeated="100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780.4" calcext:value-type="float">
            <text:p>780.4</text:p>
          </table:table-cell>
          <table:table-cell office:value-type="float" office:value="0.062568808" calcext:value-type="float">
            <text:p>0.062568808</text:p>
          </table:table-cell>
          <table:table-cell office:value-type="float" office:value="0.593323275" calcext:value-type="float">
            <text:p>0.593323275</text:p>
          </table:table-cell>
          <table:table-cell office:value-type="float" office:value="0.218679247338287" calcext:value-type="float">
            <text:p>0.2186792473</text:p>
          </table:table-cell>
          <table:table-cell office:value-type="float" office:value="19.8" calcext:value-type="float">
            <text:p>19.8</text:p>
          </table:table-cell>
          <table:table-cell office:value-type="float" office:value="0.006126645" calcext:value-type="float">
            <text:p>0.006126645</text:p>
          </table:table-cell>
          <table:table-cell office:value-type="float" office:value="1.011386269" calcext:value-type="float">
            <text:p>1.011386269</text:p>
          </table:table-cell>
          <table:table-cell office:value-type="float" office:value="0.15168780789899" calcext:value-type="float">
            <text:p>0.1516878079</text:p>
          </table:table-cell>
          <table:table-cell office:value-type="float" office:value="699.4" calcext:value-type="float">
            <text:p>699.4</text:p>
          </table:table-cell>
          <table:table-cell office:value-type="float" office:value="0.002763707" calcext:value-type="float">
            <text:p>0.002763707</text:p>
          </table:table-cell>
          <table:table-cell office:value-type="float" office:value="1.58298577" calcext:value-type="float">
            <text:p>1.58298577</text:p>
          </table:table-cell>
          <table:table-cell office:value-type="float" office:value="0.229964737516871" calcext:value-type="float">
            <text:p>0.2299647375</text:p>
          </table:table-cell>
          <table:table-cell office:value-type="float" office:value="763.5" calcext:value-type="float">
            <text:p>763.5</text:p>
          </table:table-cell>
          <table:table-cell office:value-type="float" office:value="0.004200563" calcext:value-type="float">
            <text:p>0.004200563</text:p>
          </table:table-cell>
          <table:table-cell office:value-type="float" office:value="1.536551607" calcext:value-type="float">
            <text:p>1.536551607</text:p>
          </table:table-cell>
          <table:table-cell office:value-type="float" office:value="0.150362578102423" calcext:value-type="float">
            <text:p>0.1503625781</text:p>
          </table:table-cell>
          <table:table-cell office:value-type="float" office:value="4.3" calcext:value-type="float">
            <text:p>4.3</text:p>
          </table:table-cell>
          <table:table-cell office:value-type="float" office:value="0.128024065" calcext:value-type="float">
            <text:p>0.128024065</text:p>
          </table:table-cell>
          <table:table-cell office:value-type="float" office:value="0.97466798" calcext:value-type="float">
            <text:p>0.97466798</text:p>
          </table:table-cell>
          <table:table-cell office:value-type="float" office:value="0.541228656581395" calcext:value-type="float">
            <text:p>0.5412286566</text:p>
          </table:table-cell>
          <table:table-cell table:number-columns-repeated="100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782.2" calcext:value-type="float">
            <text:p>782.2</text:p>
          </table:table-cell>
          <table:table-cell office:value-type="float" office:value="0.057208041" calcext:value-type="float">
            <text:p>0.057208041</text:p>
          </table:table-cell>
          <table:table-cell office:value-type="float" office:value="0.593987903" calcext:value-type="float">
            <text:p>0.593987903</text:p>
          </table:table-cell>
          <table:table-cell office:value-type="float" office:value="0.232104274427896" calcext:value-type="float">
            <text:p>0.2321042744</text:p>
          </table:table-cell>
          <table:table-cell office:value-type="float" office:value="31" calcext:value-type="float">
            <text:p>31</text:p>
          </table:table-cell>
          <table:table-cell office:value-type="float" office:value="0.003223075" calcext:value-type="float">
            <text:p>0.003223075</text:p>
          </table:table-cell>
          <table:table-cell office:value-type="float" office:value="1.434654291" calcext:value-type="float">
            <text:p>1.434654291</text:p>
          </table:table-cell>
          <table:table-cell office:value-type="float" office:value="0.545257959593548" calcext:value-type="float">
            <text:p>0.5452579596</text:p>
          </table:table-cell>
          <table:table-cell office:value-type="float" office:value="639.8" calcext:value-type="float">
            <text:p>639.8</text:p>
          </table:table-cell>
          <table:table-cell office:value-type="float" office:value="0.003050832" calcext:value-type="float">
            <text:p>0.003050832</text:p>
          </table:table-cell>
          <table:table-cell office:value-type="float" office:value="2.657086304" calcext:value-type="float">
            <text:p>2.657086304</text:p>
          </table:table-cell>
          <table:table-cell office:value-type="float" office:value="0.222027259530478" calcext:value-type="float">
            <text:p>0.2220272595</text:p>
          </table:table-cell>
          <table:table-cell office:value-type="float" office:value="802.6" calcext:value-type="float">
            <text:p>802.6</text:p>
          </table:table-cell>
          <table:table-cell office:value-type="float" office:value="0.004043672" calcext:value-type="float">
            <text:p>0.004043672</text:p>
          </table:table-cell>
          <table:table-cell office:value-type="float" office:value="1.499774028" calcext:value-type="float">
            <text:p>1.499774028</text:p>
          </table:table-cell>
          <table:table-cell office:value-type="float" office:value="0.2050461957462" calcext:value-type="float">
            <text:p>0.2050461957</text:p>
          </table:table-cell>
          <table:table-cell office:value-type="float" office:value="5.6" calcext:value-type="float">
            <text:p>5.6</text:p>
          </table:table-cell>
          <table:table-cell office:value-type="float" office:value="0.031853565" calcext:value-type="float">
            <text:p>0.031853565</text:p>
          </table:table-cell>
          <table:table-cell office:value-type="float" office:value="2.084642052" calcext:value-type="float">
            <text:p>2.084642052</text:p>
          </table:table-cell>
          <table:table-cell office:value-type="float" office:value="0.634938371357143" calcext:value-type="float">
            <text:p>0.6349383714</text:p>
          </table:table-cell>
          <table:table-cell table:number-columns-repeated="100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787.1" calcext:value-type="float">
            <text:p>787.1</text:p>
          </table:table-cell>
          <table:table-cell office:value-type="float" office:value="0.089913932" calcext:value-type="float">
            <text:p>0.089913932</text:p>
          </table:table-cell>
          <table:table-cell office:value-type="float" office:value="0.700435233" calcext:value-type="float">
            <text:p>0.700435233</text:p>
          </table:table-cell>
          <table:table-cell office:value-type="float" office:value="0.241740158120442" calcext:value-type="float">
            <text:p>0.2417401581</text:p>
          </table:table-cell>
          <table:table-cell office:value-type="float" office:value="22.3" calcext:value-type="float">
            <text:p>22.3</text:p>
          </table:table-cell>
          <table:table-cell office:value-type="float" office:value="0.003542598" calcext:value-type="float">
            <text:p>0.003542598</text:p>
          </table:table-cell>
          <table:table-cell office:value-type="float" office:value="1.169406502" calcext:value-type="float">
            <text:p>1.169406502</text:p>
          </table:table-cell>
          <table:table-cell office:value-type="float" office:value="0.207735093116592" calcext:value-type="float">
            <text:p>0.2077350931</text:p>
          </table:table-cell>
          <table:table-cell office:value-type="float" office:value="645.5" calcext:value-type="float">
            <text:p>645.5</text:p>
          </table:table-cell>
          <table:table-cell office:value-type="float" office:value="0.003037007" calcext:value-type="float">
            <text:p>0.003037007</text:p>
          </table:table-cell>
          <table:table-cell office:value-type="float" office:value="2.068210315" calcext:value-type="float">
            <text:p>2.068210315</text:p>
          </table:table-cell>
          <table:table-cell office:value-type="float" office:value="0.270422321165762" calcext:value-type="float">
            <text:p>0.2704223212</text:p>
          </table:table-cell>
          <table:table-cell office:value-type="float" office:value="814" calcext:value-type="float">
            <text:p>814</text:p>
          </table:table-cell>
          <table:table-cell office:value-type="float" office:value="0.004403244" calcext:value-type="float">
            <text:p>0.004403244</text:p>
          </table:table-cell>
          <table:table-cell office:value-type="float" office:value="1.263177536" calcext:value-type="float">
            <text:p>1.263177536</text:p>
          </table:table-cell>
          <table:table-cell office:value-type="float" office:value="0.212076596156757" calcext:value-type="float">
            <text:p>0.2120765962</text:p>
          </table:table-cell>
          <table:table-cell office:value-type="float" office:value="4" calcext:value-type="float">
            <text:p>4</text:p>
          </table:table-cell>
          <table:table-cell office:value-type="float" office:value="0.183063859" calcext:value-type="float">
            <text:p>0.183063859</text:p>
          </table:table-cell>
          <table:table-cell office:value-type="float" office:value="1.860087468" calcext:value-type="float">
            <text:p>1.860087468</text:p>
          </table:table-cell>
          <table:table-cell office:value-type="float" office:value="0.7209450293" calcext:value-type="float">
            <text:p>0.7209450293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00/00/00</text:date>, <text:time style:data-style-name="N2" text:time-value="19:33:05.67175066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4T19:43:21.096151265</dc:date>
    <meta:generator>LibreOffice/4.2.4.2$Linux_X86_64 LibreOffice_project/420m0$Build-2</meta:generator>
    <meta:editing-duration>PT17H9M3S</meta:editing-duration>
    <meta:editing-cycles>14</meta:editing-cycles>
    <meta:document-statistic meta:table-count="2" meta:cell-count="81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77216f" draw:fill-color="#7721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81cm" xlink:href=".." xlink:type="simple" chart:class="chart:line" chart:style-name="ch1">
        <chart:legend chart:legend-position="end" svg:x="10.008cm" svg:y="2.754cm" style:legend-expansion="high" chart:style-name="ch2"/>
        <chart:plot-area chart:style-name="ch3" table:cell-range-address="Sheet1.M2:Sheet1.N21 Sheet1.B1:Sheet1.B21 Sheet1.F1:Sheet1.F1 Sheet1_2.Q2:Sheet1_2.Q21 Sheet1.J1:Sheet1.J21 Sheet1.N1:Sheet1.N1" chart:data-source-has-labels="both" svg:x="0.769cm" svg:y="0.851cm" svg:width="8.601cm" svg:height="7.531cm">
          <chartooo:coordinate-region svg:x="2.478cm" svg:y="1.064cm" svg:width="6.892cm" svg:height="5.211cm"/>
          <chart:axis chart:dimension="x" chart:name="primary-x" chart:style-name="ch4" chartooo:axis-type="auto">
            <chartooo:date-scale/>
            <chart:categories table:cell-range-address="Sheet1.M2:Sheet1.M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line">
            <chart:data-point chart:repeated="20"/>
          </chart:series>
          <chart:series chart:style-name="ch7" chart:values-cell-range-address="Sheet1_2.Q2:Sheet1_2.Q21" chart:label-cell-address="Sheet1.F1:Sheet1.F1" chart:class="chart:line">
            <chart:data-point chart:repeated="20"/>
          </chart:series>
          <chart:series chart:style-name="ch8" chart:values-cell-range-address="Sheet1.J2:Sheet1.J21" chart:label-cell-address="Sheet1.J1:Sheet1.J1" chart:class="chart:line">
            <chart:data-point chart:repeated="20"/>
          </chart:series>
          <chart:series chart:style-name="ch9" chart:values-cell-range-address="Sheet1.N2:Sheet1.N21" chart:label-cell-address="Sheet1.N1:Sheet1.N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 per second(Groonga)</text:p>
                <draw:g>
                  <svg:desc>Sheet1.B1:Sheet1.B1</svg:desc>
                </draw:g>
              </table:table-cell>
              <table:table-cell office:value-type="string">
                <text:p>queries per second(Droonga, node=1)</text:p>
                <draw:g>
                  <svg:desc>Sheet1.F1:Sheet1.F1</svg:desc>
                </draw:g>
              </table:table-cell>
              <table:table-cell office:value-type="string">
                <text:p>queries per second(Droonga, node=2)</text:p>
                <draw:g>
                  <svg:desc>Sheet1.J1:Sheet1.J1</svg:desc>
                </draw:g>
              </table:table-cell>
              <table:table-cell office:value-type="string">
                <text:p>queries per second(Droonga, node=3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0.0235242589265176">
                <text:p>0</text:p>
                <draw:g>
                  <svg:desc>Sheet1.M2:Sheet1.M21</svg:desc>
                </draw:g>
              </table:table-cell>
              <table:table-cell office:value-type="float" office:value="42.1">
                <text:p>42.1</text:p>
                <draw:g>
                  <svg:desc>Sheet1.B2:Sheet1.B21</svg:desc>
                </draw:g>
              </table:table-cell>
              <table:table-cell office:value-type="float" office:value="0.0154543631413882">
                <text:p>0.0154543631413882</text:p>
                <draw:g>
                  <svg:desc>Sheet1_2.Q2:Sheet1_2.Q21</svg:desc>
                </draw:g>
              </table:table-cell>
              <table:table-cell office:value-type="float" office:value="31.3">
                <text:p>31.3</text:p>
                <draw:g>
                  <svg:desc>Sheet1.J2:Sheet1.J21</svg:desc>
                </draw:g>
              </table:table-cell>
              <table:table-cell office:value-type="float" office:value="34.6">
                <text:p>34.6</text:p>
                <draw:g>
                  <svg:desc>Sheet1.N2:Sheet1.N21</svg:desc>
                </draw:g>
              </table:table-cell>
            </table:table-row>
            <table:table-row>
              <table:table-cell office:value-type="float" office:value="0.0604291777779851">
                <text:p>0</text:p>
              </table:table-cell>
              <table:table-cell office:value-type="float" office:value="206.9">
                <text:p>206.9</text:p>
              </table:table-cell>
              <table:table-cell office:value-type="float" office:value="0.01775293338069">
                <text:p>0.01775293338069</text:p>
              </table:table-cell>
              <table:table-cell office:value-type="float" office:value="160.8">
                <text:p>160.8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float" office:value="0.119422509234055">
                <text:p>0</text:p>
              </table:table-cell>
              <table:table-cell office:value-type="float" office:value="209.3">
                <text:p>209.3</text:p>
              </table:table-cell>
              <table:table-cell office:value-type="float" office:value="0.0217118839751108">
                <text:p>0.0217118839751108</text:p>
              </table:table-cell>
              <table:table-cell office:value-type="float" office:value="166.2">
                <text:p>166.2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0.178843620190419">
                <text:p>0</text:p>
              </table:table-cell>
              <table:table-cell office:value-type="float" office:value="213.9">
                <text:p>213.9</text:p>
              </table:table-cell>
              <table:table-cell office:value-type="float" office:value="0.0301724217628494">
                <text:p>0.0301724217628494</text:p>
              </table:table-cell>
              <table:table-cell office:value-type="float" office:value="167">
                <text:p>167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0.238072735742197">
                <text:p>0</text:p>
              </table:table-cell>
              <table:table-cell office:value-type="float" office:value="210.8">
                <text:p>210.8</text:p>
              </table:table-cell>
              <table:table-cell office:value-type="float" office:value="0.0354130021926345">
                <text:p>0.0354130021926345</text:p>
              </table:table-cell>
              <table:table-cell office:value-type="float" office:value="173">
                <text:p>173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0.313492348465304">
                <text:p>0</text:p>
              </table:table-cell>
              <table:table-cell office:value-type="float" office:value="221.7">
                <text:p>221.7</text:p>
              </table:table-cell>
              <table:table-cell office:value-type="float" office:value="0.0582710178759045">
                <text:p>0.0582710178759045</text:p>
              </table:table-cell>
              <table:table-cell office:value-type="float" office:value="161.4">
                <text:p>161.4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0.354446305345999">
                <text:p>0</text:p>
              </table:table-cell>
              <table:table-cell office:value-type="float" office:value="223.2">
                <text:p>223.2</text:p>
              </table:table-cell>
              <table:table-cell office:value-type="float" office:value="0.0585939503904383">
                <text:p>0.0585939503904383</text:p>
              </table:table-cell>
              <table:table-cell office:value-type="float" office:value="173.7">
                <text:p>173.7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float" office:value="0.421304634612317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0.0677541822969309">
                <text:p>0.0677541822969309</text:p>
              </table:table-cell>
              <table:table-cell office:value-type="float" office:value="170.5">
                <text:p>170.5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0.467927355194085">
                <text:p>0</text:p>
              </table:table-cell>
              <table:table-cell office:value-type="float" office:value="213.1">
                <text:p>213.1</text:p>
              </table:table-cell>
              <table:table-cell office:value-type="float" office:value="0.0701105883093254">
                <text:p>0.0701105883093254</text:p>
              </table:table-cell>
              <table:table-cell office:value-type="float" office:value="162.3">
                <text:p>162.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0.516161056613761">
                <text:p>0</text:p>
              </table:table-cell>
              <table:table-cell office:value-type="float" office:value="232.9">
                <text:p>232.9</text:p>
              </table:table-cell>
              <table:table-cell office:value-type="float" office:value="0.0798591904236203">
                <text:p>0.0798591904236203</text:p>
              </table:table-cell>
              <table:table-cell office:value-type="float" office:value="180.2">
                <text:p>180.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0.571309752976491">
                <text:p>0</text:p>
              </table:table-cell>
              <table:table-cell office:value-type="float" office:value="220.5">
                <text:p>220.5</text:p>
              </table:table-cell>
              <table:table-cell office:value-type="float" office:value="0.0991121105253352">
                <text:p>0.0991121105253352</text:p>
              </table:table-cell>
              <table:table-cell office:value-type="float" office:value="165.9">
                <text:p>165.9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0.679877315403049">
                <text:p>0</text:p>
              </table:table-cell>
              <table:table-cell office:value-type="float" office:value="217.4">
                <text:p>217.4</text:p>
              </table:table-cell>
              <table:table-cell office:value-type="float" office:value="0.116883196033746">
                <text:p>0.116883196033746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0.706887402485534">
                <text:p>0</text:p>
              </table:table-cell>
              <table:table-cell office:value-type="float" office:value="216.4">
                <text:p>216.4</text:p>
              </table:table-cell>
              <table:table-cell office:value-type="float" office:value="0.121655512935944">
                <text:p>0.121655512935944</text:p>
              </table:table-cell>
              <table:table-cell office:value-type="float" office:value="172.8">
                <text:p>172.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0.72123939591947">
                <text:p>0</text:p>
              </table:table-cell>
              <table:table-cell office:value-type="float" office:value="224.4">
                <text:p>224.4</text:p>
              </table:table-cell>
              <table:table-cell office:value-type="float" office:value="0.125757912241875">
                <text:p>0.125757912241875</text:p>
              </table:table-cell>
              <table:table-cell office:value-type="float" office:value="181.3">
                <text:p>181.3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0.782617077904606">
                <text:p>0</text:p>
              </table:table-cell>
              <table:table-cell office:value-type="float" office:value="230.9">
                <text:p>230.9</text:p>
              </table:table-cell>
              <table:table-cell office:value-type="float" office:value="0.133332017771306">
                <text:p>0.133332017771306</text:p>
              </table:table-cell>
              <table:table-cell office:value-type="float" office:value="182.4">
                <text:p>182.4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float" office:value="0.848957720029544">
                <text:p>0</text:p>
              </table:table-cell>
              <table:table-cell office:value-type="float" office:value="226.6">
                <text:p>226.6</text:p>
              </table:table-cell>
              <table:table-cell office:value-type="float" office:value="0.153618552967747">
                <text:p>0.153618552967747</text:p>
              </table:table-cell>
              <table:table-cell office:value-type="float" office:value="179.4">
                <text:p>179.4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0.932039973736126">
                <text:p>0</text:p>
              </table:table-cell>
              <table:table-cell office:value-type="float" office:value="224.4">
                <text:p>224.4</text:p>
              </table:table-cell>
              <table:table-cell office:value-type="float" office:value="0.184813812039745">
                <text:p>0.184813812039745</text:p>
              </table:table-cell>
              <table:table-cell office:value-type="float" office:value="176.6">
                <text:p>176.6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float" office:value="1.00234867953836">
                <text:p/>
              </table:table-cell>
              <table:table-cell office:value-type="float" office:value="223.3">
                <text:p>223.3</text:p>
              </table:table-cell>
              <table:table-cell office:value-type="float" office:value="0.148514058339523">
                <text:p>0.148514058339523</text:p>
              </table:table-cell>
              <table:table-cell office:value-type="float" office:value="160.3">
                <text:p>160.3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float" office:value="0.996296925499999">
                <text:p>0</text:p>
              </table:table-cell>
              <table:table-cell office:value-type="float" office:value="226.6">
                <text:p>226.6</text:p>
              </table:table-cell>
              <table:table-cell office:value-type="float" office:value="0.150362578102423">
                <text:p>0.150362578102423</text:p>
              </table:table-cell>
              <table:table-cell office:value-type="float" office:value="184.8">
                <text:p>184.8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float" office:value="1.0899102545882">
                <text:p/>
              </table:table-cell>
              <table:table-cell office:value-type="float" office:value="226">
                <text:p>226</text:p>
              </table:table-cell>
              <table:table-cell office:value-type="float" office:value="0.2050461957462">
                <text:p>0.2050461957462</text:p>
              </table:table-cell>
              <table:table-cell office:value-type="float" office:value="174.6">
                <text:p>174.6</text:p>
              </table:table-cell>
              <table:table-cell office:value-type="float" office:value="191.5">
                <text:p>19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77216f" draw:fill-color="#7721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81cm" xlink:href=".." xlink:type="simple" chart:class="chart:line" chart:style-name="ch1">
        <chart:legend chart:legend-position="end" svg:x="11.109cm" svg:y="3.39cm" style:legend-expansion="high" chart:style-name="ch2"/>
        <chart:plot-area chart:style-name="ch3" table:cell-range-address="Sheet1_2.A2:Sheet1_2.A21 Sheet1.E1:Sheet1.E1 Sheet1.P2:Sheet1.Q21 Sheet1.I1:Sheet1.I21 Sheet1.M1:Sheet1.M21 Sheet1.Q1:Sheet1.Q1" chart:data-source-has-labels="both" svg:x="0.769cm" svg:y="0.851cm" svg:width="9.702cm" svg:height="7.531cm">
          <chartooo:coordinate-region svg:x="1.507cm" svg:y="1.064cm" svg:width="8.676cm" svg:height="6.219cm"/>
          <chart:axis chart:dimension="x" chart:name="primary-x" chart:style-name="ch4" chartooo:axis-type="auto">
            <chartooo:date-scale/>
            <chart:categories table:cell-range-address="Sheet1_2.A2:Sheet1_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21" chart:label-cell-address="Sheet1.E1:Sheet1.E1" chart:class="chart:line">
            <chart:data-point chart:repeated="20"/>
          </chart:series>
          <chart:series chart:style-name="ch7" chart:values-cell-range-address="Sheet1.I2:Sheet1.I21" chart:label-cell-address="Sheet1.I1:Sheet1.I1" chart:class="chart:line">
            <chart:data-point chart:repeated="20"/>
          </chart:series>
          <chart:series chart:style-name="ch8" chart:values-cell-range-address="Sheet1.M2:Sheet1.M21" chart:label-cell-address="Sheet1.M1:Sheet1.M1" chart:class="chart:line">
            <chart:data-point chart:repeated="20"/>
          </chart:series>
          <chart:series chart:style-name="ch9" chart:values-cell-range-address="Sheet1.Q2:Sheet1.Q21" chart:label-cell-address="Sheet1.Q1:Sheet1.Q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(Groonga)</text:p>
                <draw:g>
                  <svg:desc>Sheet1.E1:Sheet1.E1</svg:desc>
                </draw:g>
              </table:table-cell>
              <table:table-cell office:value-type="string">
                <text:p>ave(Droonga, node=1)</text:p>
                <draw:g>
                  <svg:desc>Sheet1.I1:Sheet1.I1</svg:desc>
                </draw:g>
              </table:table-cell>
              <table:table-cell office:value-type="string">
                <text:p>ave(Droonga, node=2)</text:p>
                <draw:g>
                  <svg:desc>Sheet1.M1:Sheet1.M1</svg:desc>
                </draw:g>
              </table:table-cell>
              <table:table-cell office:value-type="string">
                <text:p>ave(Droonga, node=3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2:Sheet1_2.A21</svg:desc>
                </draw:g>
              </table:table-cell>
              <table:table-cell office:value-type="float" office:value="0.594199016">
                <text:p>0.594199016</text:p>
                <draw:g>
                  <svg:desc>Sheet1.P2:Sheet1.P21</svg:desc>
                </draw:g>
              </table:table-cell>
              <table:table-cell office:value-type="float" office:value="0.0207332263011696">
                <text:p>0.0207332263011696</text:p>
                <draw:g>
                  <svg:desc>Sheet1.I2:Sheet1.I21</svg:desc>
                </draw:g>
              </table:table-cell>
              <table:table-cell office:value-type="float" office:value="0.0235242589265176">
                <text:p>0.0235242589265176</text:p>
                <draw:g>
                  <svg:desc>Sheet1.M2:Sheet1.M21</svg:desc>
                </draw:g>
              </table:table-cell>
              <table:table-cell office:value-type="float" office:value="0.0204589135144509">
                <text:p>0.0204589135144509</text:p>
                <draw:g>
                  <svg:desc>Sheet1.Q2:Sheet1.Q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00444952">
                <text:p>0.500444952</text:p>
              </table:table-cell>
              <table:table-cell office:value-type="float" office:value="0.0603475349699624">
                <text:p>0.0603475349699624</text:p>
              </table:table-cell>
              <table:table-cell office:value-type="float" office:value="0.0604291777779851">
                <text:p>0.0604291777779851</text:p>
              </table:table-cell>
              <table:table-cell office:value-type="float" office:value="0.0540475103829788">
                <text:p>0.05404751038297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2376743">
                <text:p>0.662376743</text:p>
              </table:table-cell>
              <table:table-cell office:value-type="float" office:value="0.128587161132382">
                <text:p>0.128587161132382</text:p>
              </table:table-cell>
              <table:table-cell office:value-type="float" office:value="0.119422509234055">
                <text:p>0.119422509234055</text:p>
              </table:table-cell>
              <table:table-cell office:value-type="float" office:value="0.110214574975069">
                <text:p>0.1102145749750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4458067">
                <text:p>0.644458067</text:p>
              </table:table-cell>
              <table:table-cell office:value-type="float" office:value="0.179073582398813">
                <text:p>0.179073582398813</text:p>
              </table:table-cell>
              <table:table-cell office:value-type="float" office:value="0.178843620190419">
                <text:p>0.178843620190419</text:p>
              </table:table-cell>
              <table:table-cell office:value-type="float" office:value="0.168689870046093">
                <text:p>0.1686898700460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08801032">
                <text:p>0.708801032</text:p>
              </table:table-cell>
              <table:table-cell office:value-type="float" office:value="0.249693334532807">
                <text:p>0.249693334532807</text:p>
              </table:table-cell>
              <table:table-cell office:value-type="float" office:value="0.238072735742197">
                <text:p>0.238072735742197</text:p>
              </table:table-cell>
              <table:table-cell office:value-type="float" office:value="0.217324745283306">
                <text:p>0.2173247452833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8330629">
                <text:p>1.38330629</text:p>
              </table:table-cell>
              <table:table-cell office:value-type="float" office:value="0.321238310670708">
                <text:p>0.321238310670708</text:p>
              </table:table-cell>
              <table:table-cell office:value-type="float" office:value="0.313492348465304">
                <text:p>0.313492348465304</text:p>
              </table:table-cell>
              <table:table-cell office:value-type="float" office:value="0.286725241079597">
                <text:p>0.2867252410795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33006023">
                <text:p>1.033006023</text:p>
              </table:table-cell>
              <table:table-cell office:value-type="float" office:value="0.371859994928657">
                <text:p>0.371859994928657</text:p>
              </table:table-cell>
              <table:table-cell office:value-type="float" office:value="0.354446305345999">
                <text:p>0.354446305345999</text:p>
              </table:table-cell>
              <table:table-cell office:value-type="float" office:value="0.317741391941818">
                <text:p>0.3177413919418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48146227">
                <text:p>1.248146227</text:p>
              </table:table-cell>
              <table:table-cell office:value-type="float" office:value="0.398275586241899">
                <text:p>0.398275586241899</text:p>
              </table:table-cell>
              <table:table-cell office:value-type="float" office:value="0.421304634612317">
                <text:p>0.421304634612317</text:p>
              </table:table-cell>
              <table:table-cell office:value-type="float" office:value="0.370954374303526">
                <text:p>0.3709543743035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336907964">
                <text:p>1.336907964</text:p>
              </table:table-cell>
              <table:table-cell office:value-type="float" office:value="0.483516513603752">
                <text:p>0.483516513603752</text:p>
              </table:table-cell>
              <table:table-cell office:value-type="float" office:value="0.467927355194085">
                <text:p>0.467927355194085</text:p>
              </table:table-cell>
              <table:table-cell office:value-type="float" office:value="0.426321730726035">
                <text:p>0.4263217307260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470020973">
                <text:p>1.470020973</text:p>
              </table:table-cell>
              <table:table-cell office:value-type="float" office:value="0.533857621129542">
                <text:p>0.533857621129542</text:p>
              </table:table-cell>
              <table:table-cell office:value-type="float" office:value="0.516161056613761">
                <text:p>0.516161056613761</text:p>
              </table:table-cell>
              <table:table-cell office:value-type="float" office:value="0.501046833291485">
                <text:p>0.5010468332914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88334886">
                <text:p>1.88334886</text:p>
              </table:table-cell>
              <table:table-cell office:value-type="float" office:value="0.605929256788949">
                <text:p>0.605929256788949</text:p>
              </table:table-cell>
              <table:table-cell office:value-type="float" office:value="0.571309752976491">
                <text:p>0.571309752976491</text:p>
              </table:table-cell>
              <table:table-cell office:value-type="float" office:value="0.546275275199158">
                <text:p>0.5462752751991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456683946">
                <text:p>2.456683946</text:p>
              </table:table-cell>
              <table:table-cell office:value-type="float" office:value="0.531106533963914">
                <text:p>0.531106533963914</text:p>
              </table:table-cell>
              <table:table-cell office:value-type="float" office:value="0.679877315403049">
                <text:p>0.679877315403049</text:p>
              </table:table-cell>
              <table:table-cell office:value-type="float" office:value="0.609095608618128">
                <text:p>0.6090956086181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035888992">
                <text:p>2.035888992</text:p>
              </table:table-cell>
              <table:table-cell office:value-type="float" office:value="0.703535385307516">
                <text:p>0.703535385307516</text:p>
              </table:table-cell>
              <table:table-cell office:value-type="float" office:value="0.706887402485534">
                <text:p>0.706887402485534</text:p>
              </table:table-cell>
              <table:table-cell office:value-type="float" office:value="0.617619495443367">
                <text:p>0.6176194954433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223685498">
                <text:p>2.223685498</text:p>
              </table:table-cell>
              <table:table-cell office:value-type="float" office:value="0.741187250236342">
                <text:p>0.741187250236342</text:p>
              </table:table-cell>
              <table:table-cell office:value-type="float" office:value="0.72123939591947">
                <text:p>0.72123939591947</text:p>
              </table:table-cell>
              <table:table-cell office:value-type="float" office:value="0.702590907489904">
                <text:p>0.7025909074899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252912324">
                <text:p>2.252912324</text:p>
              </table:table-cell>
              <table:table-cell office:value-type="float" office:value="0.834493029535988">
                <text:p>0.834493029535988</text:p>
              </table:table-cell>
              <table:table-cell office:value-type="float" office:value="0.782617077904606">
                <text:p>0.782617077904606</text:p>
              </table:table-cell>
              <table:table-cell office:value-type="float" office:value="0.709370546651313">
                <text:p>0.7093705466513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874962087">
                <text:p>2.874962087</text:p>
              </table:table-cell>
              <table:table-cell office:value-type="float" office:value="0.856057156410538">
                <text:p>0.856057156410538</text:p>
              </table:table-cell>
              <table:table-cell office:value-type="float" office:value="0.848957720029544">
                <text:p>0.848957720029544</text:p>
              </table:table-cell>
              <table:table-cell office:value-type="float" office:value="0.801124326769758">
                <text:p>0.80112432676975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666428301">
                <text:p>2.666428301</text:p>
              </table:table-cell>
              <table:table-cell office:value-type="float" office:value="0.922891189924011">
                <text:p>0.922891189924011</text:p>
              </table:table-cell>
              <table:table-cell office:value-type="float" office:value="0.932039973736126">
                <text:p>0.932039973736126</text:p>
              </table:table-cell>
              <table:table-cell office:value-type="float" office:value="0.858463998454335">
                <text:p>0.8584639984543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207417955">
                <text:p>2.207417955</text:p>
              </table:table-cell>
              <table:table-cell office:value-type="float" office:value="0.923801606287406">
                <text:p>0.923801606287406</text:p>
              </table:table-cell>
              <table:table-cell office:value-type="float" office:value="1.00234867953836">
                <text:p>1.00234867953836</text:p>
              </table:table-cell>
              <table:table-cell office:value-type="float" office:value="0.896476425537415">
                <text:p>0.8964764255374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.014464496">
                <text:p>3.014464496</text:p>
              </table:table-cell>
              <table:table-cell office:value-type="float" office:value="1.02722650935537">
                <text:p>1.02722650935537</text:p>
              </table:table-cell>
              <table:table-cell office:value-type="float" office:value="0.996296925499999">
                <text:p>0.996296925499999</text:p>
              </table:table-cell>
              <table:table-cell office:value-type="float" office:value="0.945182530448204">
                <text:p>0.9451825304482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779718913">
                <text:p>1.779718913</text:p>
              </table:table-cell>
              <table:table-cell office:value-type="float" office:value="0.985452715217369">
                <text:p>0.985452715217369</text:p>
              </table:table-cell>
              <table:table-cell office:value-type="float" office:value="1.0899102545882">
                <text:p>1.0899102545882</text:p>
              </table:table-cell>
              <table:table-cell office:value-type="float" office:value="0.646491328617232">
                <text:p>0.646491328617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666699" draw:fill-color="#66669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53cm" svg:height="10.676cm" xlink:href=".." xlink:type="simple" chart:class="chart:line" chart:style-name="ch1">
        <chart:legend chart:legend-position="end" svg:x="15.466cm" svg:y="3.763cm" style:legend-expansion="high" chart:style-name="ch2"/>
        <chart:plot-area chart:style-name="ch3" table:cell-range-address="Sheet1_2.A2:Sheet1_2.B12 Sheet1_2.A1:Sheet1_2.B1 Sheet1_2.F1:Sheet1_2.F12 Sheet1_2.J1:Sheet1_2.J12 Sheet1_2.N1:Sheet1_2.N12 Sheet1_2.R1:Sheet1_2.R12" chart:data-source-has-labels="both" svg:x="0.925cm" svg:y="0.987cm" svg:width="13.591cm" svg:height="9.056cm">
          <chartooo:coordinate-region svg:x="1.748cm" svg:y="1.2cm" svg:width="12.48cm" svg:height="8.169cm"/>
          <chart:axis chart:dimension="x" chart:name="primary-x" chart:style-name="ch4" chartooo:axis-type="auto">
            <chartooo:date-scale/>
            <chart:categories table:cell-range-address="Sheet1_2.A2:Sheet1_2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12" chart:label-cell-address="Sheet1_2.B1:Sheet1_2.B1" chart:class="chart:line">
            <chart:data-point chart:repeated="11"/>
          </chart:series>
          <chart:series chart:style-name="ch7" chart:values-cell-range-address="Sheet1_2.F2:Sheet1_2.F12" chart:label-cell-address="Sheet1_2.F1:Sheet1_2.F1" chart:class="chart:line">
            <chart:data-point chart:repeated="11"/>
          </chart:series>
          <chart:series chart:style-name="ch8" chart:values-cell-range-address="Sheet1_2.J2:Sheet1_2.J12" chart:label-cell-address="Sheet1_2.J1:Sheet1_2.J1" chart:class="chart:line">
            <chart:data-point chart:repeated="11"/>
          </chart:series>
          <chart:series chart:style-name="ch9" chart:values-cell-range-address="Sheet1_2.N2:Sheet1_2.N12" chart:label-cell-address="Sheet1_2.N1:Sheet1_2.N1" chart:class="chart:line">
            <chart:data-point chart:repeated="11"/>
          </chart:series>
          <chart:series chart:style-name="ch10" chart:values-cell-range-address="Sheet1_2.R2:Sheet1_2.R12" chart:label-cell-address="Sheet1_2.R1:Sheet1_2.R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 per second(Groonga)</text:p>
                <draw:g>
                  <svg:desc>Sheet1_2.B1:Sheet1_2.B1</svg:desc>
                </draw:g>
              </table:table-cell>
              <table:table-cell office:value-type="string">
                <text:p>queries per second(Droonga, node=1)</text:p>
                <draw:g>
                  <svg:desc>Sheet1_2.F1:Sheet1_2.F1</svg:desc>
                </draw:g>
              </table:table-cell>
              <table:table-cell office:value-type="string">
                <text:p>queries per second(Droonga, node=2)</text:p>
                <draw:g>
                  <svg:desc>Sheet1_2.J1:Sheet1_2.J1</svg:desc>
                </draw:g>
              </table:table-cell>
              <table:table-cell office:value-type="string">
                <text:p>queries per second(Droonga, node=3)</text:p>
                <draw:g>
                  <svg:desc>Sheet1_2.N1:Sheet1_2.N1</svg:desc>
                </draw:g>
              </table:table-cell>
              <table:table-cell office:value-type="string">
                <text:p>queries per second(Droonga, node=3, no cache)</text:p>
                <draw:g>
                  <svg:desc>Sheet1_2.R1:Sheet1_2.R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2:Sheet1_2.A12</svg:desc>
                </draw:g>
              </table:table-cell>
              <table:table-cell office:value-type="float" office:value="37.4">
                <text:p>37.4</text:p>
                <draw:g>
                  <svg:desc>Sheet1_2.B2:Sheet1_2.B12</svg:desc>
                </draw:g>
              </table:table-cell>
              <table:table-cell office:value-type="float" office:value="46.5">
                <text:p>46.5</text:p>
                <draw:g>
                  <svg:desc>Sheet1_2.F2:Sheet1_2.F12</svg:desc>
                </draw:g>
              </table:table-cell>
              <table:table-cell office:value-type="float" office:value="37.2">
                <text:p>37.2</text:p>
                <draw:g>
                  <svg:desc>Sheet1_2.J2:Sheet1_2.J12</svg:desc>
                </draw:g>
              </table:table-cell>
              <table:table-cell office:value-type="float" office:value="38.9">
                <text:p>38.9</text:p>
                <draw:g>
                  <svg:desc>Sheet1_2.N2:Sheet1_2.N12</svg:desc>
                </draw:g>
              </table:table-cell>
              <table:table-cell office:value-type="float" office:value="7.5">
                <text:p>7.5</text:p>
                <draw:g>
                  <svg:desc>Sheet1_2.R2:Sheet1_2.R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5.6">
                <text:p>515.6</text:p>
              </table:table-cell>
              <table:table-cell office:value-type="float" office:value="298.5">
                <text:p>298.5</text:p>
              </table:table-cell>
              <table:table-cell office:value-type="float" office:value="358.1">
                <text:p>358.1</text:p>
              </table:table-cell>
              <table:table-cell office:value-type="float" office:value="344.9">
                <text:p>344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4.2">
                <text:p>694.2</text:p>
              </table:table-cell>
              <table:table-cell office:value-type="float" office:value="287.1">
                <text:p>287.1</text:p>
              </table:table-cell>
              <table:table-cell office:value-type="float" office:value="510.8">
                <text:p>510.8</text:p>
              </table:table-cell>
              <table:table-cell office:value-type="float" office:value="586.6">
                <text:p>586.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6.5">
                <text:p>726.5</text:p>
              </table:table-cell>
              <table:table-cell office:value-type="float" office:value="350.3">
                <text:p>350.3</text:p>
              </table:table-cell>
              <table:table-cell office:value-type="float" office:value="559.8">
                <text:p>559.8</text:p>
              </table:table-cell>
              <table:table-cell office:value-type="float" office:value="690.7">
                <text:p>690.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58.1">
                <text:p>758.1</text:p>
              </table:table-cell>
              <table:table-cell office:value-type="float" office:value="339.9">
                <text:p>339.9</text:p>
              </table:table-cell>
              <table:table-cell office:value-type="float" office:value="633.4">
                <text:p>633.4</text:p>
              </table:table-cell>
              <table:table-cell office:value-type="float" office:value="776.6">
                <text:p>776.6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60.4">
                <text:p>760.4</text:p>
              </table:table-cell>
              <table:table-cell office:value-type="float" office:value="329">
                <text:p>329</text:p>
              </table:table-cell>
              <table:table-cell office:value-type="float" office:value="516.3">
                <text:p>516.3</text:p>
              </table:table-cell>
              <table:table-cell office:value-type="float" office:value="649.5">
                <text:p>649.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2">
                <text:p>762</text:p>
              </table:table-cell>
              <table:table-cell office:value-type="float" office:value="327.5">
                <text:p>327.5</text:p>
              </table:table-cell>
              <table:table-cell office:value-type="float" office:value="628.2">
                <text:p>628.2</text:p>
              </table:table-cell>
              <table:table-cell office:value-type="float" office:value="727.9">
                <text:p>727.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9.3">
                <text:p>779.3</text:p>
              </table:table-cell>
              <table:table-cell office:value-type="float" office:value="322.9">
                <text:p>322.9</text:p>
              </table:table-cell>
              <table:table-cell office:value-type="float" office:value="642.1">
                <text:p>642.1</text:p>
              </table:table-cell>
              <table:table-cell office:value-type="float" office:value="782">
                <text:p>78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58.8">
                <text:p>758.8</text:p>
              </table:table-cell>
              <table:table-cell office:value-type="float" office:value="162.6">
                <text:p>162.6</text:p>
              </table:table-cell>
              <table:table-cell office:value-type="float" office:value="657.3">
                <text:p>657.3</text:p>
              </table:table-cell>
              <table:table-cell office:value-type="float" office:value="815">
                <text:p>815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55.6">
                <text:p>755.6</text:p>
              </table:table-cell>
              <table:table-cell office:value-type="float" office:value="332.4">
                <text:p>332.4</text:p>
              </table:table-cell>
              <table:table-cell office:value-type="float" office:value="626">
                <text:p>626</text:p>
              </table:table-cell>
              <table:table-cell office:value-type="float" office:value="813.7">
                <text:p>813.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2.7">
                <text:p>752.7</text:p>
              </table:table-cell>
              <table:table-cell office:value-type="float" office:value="300.4">
                <text:p>300.4</text:p>
              </table:table-cell>
              <table:table-cell office:value-type="float" office:value="617.3">
                <text:p>617.3</text:p>
              </table:table-cell>
              <table:table-cell office:value-type="float" office:value="746">
                <text:p>74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/>
      <style:graphic-properties svg:stroke-width="0.08cm" svg:stroke-color="#336600" draw:fill-color="#3366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51cm" svg:height="10.678cm" xlink:href=".." xlink:type="simple" chart:class="chart:line" chart:style-name="ch1">
        <chart:legend chart:legend-position="end" svg:x="17.221cm" svg:y="3.976cm" style:legend-expansion="high" chart:style-name="ch2"/>
        <chart:plot-area chart:style-name="ch3" table:cell-range-address="Sheet1_2.A2:Sheet1_2.A22 Sheet1_2.E1:Sheet1_2.E12 Sheet1_2.I1:Sheet1_2.I12 Sheet1_2.M1:Sheet1_2.M12 Sheet1_2.Q1:Sheet1_2.Q12 Sheet1_2.U1:Sheet1_2.U12" chart:data-source-has-labels="both" svg:x="0.925cm" svg:y="0.987cm" svg:width="15.346cm" svg:height="9.058cm">
          <chartooo:coordinate-region svg:x="1.663cm" svg:y="1.201cm" svg:width="14.32cm" svg:height="8.17cm"/>
          <chart:axis chart:dimension="x" chart:name="primary-x" chart:style-name="ch4" chartooo:axis-type="auto">
            <chartooo:date-scale/>
            <chart:categories table:cell-range-address="Sheet1_2.A2:Sheet1_2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E2:Sheet1_2.E12" chart:label-cell-address="Sheet1_2.E1:Sheet1_2.E1" chart:class="chart:line">
            <chart:data-point chart:repeated="11"/>
          </chart:series>
          <chart:series chart:style-name="ch7" chart:values-cell-range-address="Sheet1_2.I2:Sheet1_2.I12" chart:label-cell-address="Sheet1_2.I1:Sheet1_2.I1" chart:class="chart:line">
            <chart:data-point chart:repeated="11"/>
          </chart:series>
          <chart:series chart:style-name="ch8" chart:values-cell-range-address="Sheet1_2.M2:Sheet1_2.M12" chart:label-cell-address="Sheet1_2.M1:Sheet1_2.M1" chart:class="chart:line">
            <chart:data-point chart:repeated="11"/>
          </chart:series>
          <chart:series chart:style-name="ch9" chart:values-cell-range-address="Sheet1_2.Q2:Sheet1_2.Q12" chart:label-cell-address="Sheet1_2.Q1:Sheet1_2.Q1" chart:class="chart:line">
            <chart:data-point chart:repeated="11"/>
          </chart:series>
          <chart:series chart:style-name="ch10" chart:values-cell-range-address="Sheet1_2.U2:Sheet1_2.U12" chart:label-cell-address="Sheet1_2.U1:Sheet1_2.U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(Groonga)</text:p>
                <draw:g>
                  <svg:desc>Sheet1_2.E1:Sheet1_2.E1</svg:desc>
                </draw:g>
              </table:table-cell>
              <table:table-cell office:value-type="string">
                <text:p>ave(Droonga, node=1)</text:p>
                <draw:g>
                  <svg:desc>Sheet1_2.I1:Sheet1_2.I1</svg:desc>
                </draw:g>
              </table:table-cell>
              <table:table-cell office:value-type="string">
                <text:p>ave(Droonga, node=2)</text:p>
                <draw:g>
                  <svg:desc>Sheet1_2.M1:Sheet1_2.M1</svg:desc>
                </draw:g>
              </table:table-cell>
              <table:table-cell office:value-type="string">
                <text:p>ave(Droonga, node=3)</text:p>
                <draw:g>
                  <svg:desc>Sheet1_2.Q1:Sheet1_2.Q1</svg:desc>
                </draw:g>
              </table:table-cell>
              <table:table-cell office:value-type="string">
                <text:p>ave(Droonga, node=3, no cache)</text:p>
                <draw:g>
                  <svg:desc>Sheet1_2.U1:Sheet1_2.U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2:Sheet1_2.A22</svg:desc>
                </draw:g>
              </table:table-cell>
              <table:table-cell office:value-type="float" office:value="0.0164006799705883">
                <text:p>0.0164006799705883</text:p>
                <draw:g>
                  <svg:desc>Sheet1_2.E2:Sheet1_2.E12</svg:desc>
                </draw:g>
              </table:table-cell>
              <table:table-cell office:value-type="float" office:value="0.0111248562946237">
                <text:p>0.0111248562946237</text:p>
                <draw:g>
                  <svg:desc>Sheet1_2.I2:Sheet1_2.I12</svg:desc>
                </draw:g>
              </table:table-cell>
              <table:table-cell office:value-type="float" office:value="0.016623715172043">
                <text:p>0.016623715172043</text:p>
                <draw:g>
                  <svg:desc>Sheet1_2.M2:Sheet1_2.M12</svg:desc>
                </draw:g>
              </table:table-cell>
              <table:table-cell office:value-type="float" office:value="0.0154543631413882">
                <text:p>0.0154543631413882</text:p>
                <draw:g>
                  <svg:desc>Sheet1_2.Q2:Sheet1_2.Q12</svg:desc>
                </draw:g>
              </table:table-cell>
              <table:table-cell office:value-type="float" office:value="0.123061993733333">
                <text:p>0.123061993733333</text:p>
                <draw:g>
                  <svg:desc>Sheet1_2.U2:Sheet1_2.U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5191029455004">
                <text:p>0.0085191029455004</text:p>
              </table:table-cell>
              <table:table-cell office:value-type="float" office:value="0.0228388553906198">
                <text:p>0.0228388553906198</text:p>
              </table:table-cell>
              <table:table-cell office:value-type="float" office:value="0.0169050436911477">
                <text:p>0.0169050436911477</text:p>
              </table:table-cell>
              <table:table-cell office:value-type="float" office:value="0.01775293338069">
                <text:p>0.01775293338069</text:p>
              </table:table-cell>
              <table:table-cell office:value-type="float" office:value="0.185501754674747">
                <text:p>0.1855017546747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73515236365601">
                <text:p>0.0173515236365601</text:p>
              </table:table-cell>
              <table:table-cell office:value-type="float" office:value="0.0582963116851271">
                <text:p>0.0582963116851271</text:p>
              </table:table-cell>
              <table:table-cell office:value-type="float" office:value="0.0266035689866875">
                <text:p>0.0266035689866875</text:p>
              </table:table-cell>
              <table:table-cell office:value-type="float" office:value="0.0217118839751108">
                <text:p>0.0217118839751108</text:p>
              </table:table-cell>
              <table:table-cell office:value-type="float" office:value="0.264015432701961">
                <text:p>0.2640154327019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95307070955264">
                <text:p>0.0295307070955264</text:p>
              </table:table-cell>
              <table:table-cell office:value-type="float" office:value="0.0733375083091635">
                <text:p>0.0733375083091635</text:p>
              </table:table-cell>
              <table:table-cell office:value-type="float" office:value="0.041197536891747">
                <text:p>0.041197536891747</text:p>
              </table:table-cell>
              <table:table-cell office:value-type="float" office:value="0.0301724217628494">
                <text:p>0.0301724217628494</text:p>
              </table:table-cell>
              <table:table-cell office:value-type="float" office:value="0.403276125255556">
                <text:p>0.4032761252555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01328153527239">
                <text:p>0.0401328153527239</text:p>
              </table:table-cell>
              <table:table-cell office:value-type="float" office:value="0.105748756004707">
                <text:p>0.105748756004707</text:p>
              </table:table-cell>
              <table:table-cell office:value-type="float" office:value="0.0481119011888225">
                <text:p>0.0481119011888225</text:p>
              </table:table-cell>
              <table:table-cell office:value-type="float" office:value="0.0354130021926345">
                <text:p>0.0354130021926345</text:p>
              </table:table-cell>
              <table:table-cell office:value-type="float" office:value="0.49482560074813">
                <text:p>0.494825600748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30382306691216">
                <text:p>0.0530382306691216</text:p>
              </table:table-cell>
              <table:table-cell office:value-type="float" office:value="0.139443210041641">
                <text:p>0.139443210041641</text:p>
              </table:table-cell>
              <table:table-cell office:value-type="float" office:value="0.0724852527677707">
                <text:p>0.0724852527677707</text:p>
              </table:table-cell>
              <table:table-cell office:value-type="float" office:value="0.0582710178759045">
                <text:p>0.0582710178759045</text:p>
              </table:table-cell>
              <table:table-cell office:value-type="float" office:value="0.438018497411603">
                <text:p>0.4380184974116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635244045364829">
                <text:p>0.0635244045364829</text:p>
              </table:table-cell>
              <table:table-cell office:value-type="float" office:value="0.169680973711145">
                <text:p>0.169680973711145</text:p>
              </table:table-cell>
              <table:table-cell office:value-type="float" office:value="0.0804254661827443">
                <text:p>0.0804254661827443</text:p>
              </table:table-cell>
              <table:table-cell office:value-type="float" office:value="0.0585939503904383">
                <text:p>0.0585939503904383</text:p>
              </table:table-cell>
              <table:table-cell office:value-type="float" office:value="0.399419046249383">
                <text:p>0.3994190462493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55885494053636">
                <text:p>0.0755885494053636</text:p>
              </table:table-cell>
              <table:table-cell office:value-type="float" office:value="0.199434333051409">
                <text:p>0.199434333051409</text:p>
              </table:table-cell>
              <table:table-cell office:value-type="float" office:value="0.0931824643669206">
                <text:p>0.0931824643669206</text:p>
              </table:table-cell>
              <table:table-cell office:value-type="float" office:value="0.0677541822969309">
                <text:p>0.0677541822969309</text:p>
              </table:table-cell>
              <table:table-cell office:value-type="float" office:value="0.34102128619244">
                <text:p>0.341021286192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918439455342646">
                <text:p>0.0918439455342646</text:p>
              </table:table-cell>
              <table:table-cell office:value-type="float" office:value="0.25080443404428">
                <text:p>0.25080443404428</text:p>
              </table:table-cell>
              <table:table-cell office:value-type="float" office:value="0.100674854652822">
                <text:p>0.100674854652822</text:p>
              </table:table-cell>
              <table:table-cell office:value-type="float" office:value="0.0701105883093254">
                <text:p>0.0701105883093254</text:p>
              </table:table-cell>
              <table:table-cell office:value-type="float" office:value="0.345772859904593">
                <text:p>0.3457728599045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04580418637771">
                <text:p>0.104580418637771</text:p>
              </table:table-cell>
              <table:table-cell office:value-type="float" office:value="0.242928767036402">
                <text:p>0.242928767036402</text:p>
              </table:table-cell>
              <table:table-cell office:value-type="float" office:value="0.126208263484824">
                <text:p>0.126208263484824</text:p>
              </table:table-cell>
              <table:table-cell office:value-type="float" office:value="0.0798591904236203">
                <text:p>0.0798591904236203</text:p>
              </table:table-cell>
              <table:table-cell office:value-type="float" office:value="0.326144568090909">
                <text:p>0.3261445680909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18043656760329">
                <text:p>0.118043656760329</text:p>
              </table:table-cell>
              <table:table-cell office:value-type="float" office:value="0.284168099507989">
                <text:p>0.284168099507989</text:p>
              </table:table-cell>
              <table:table-cell office:value-type="float" office:value="0.143227811981208">
                <text:p>0.143227811981208</text:p>
              </table:table-cell>
              <table:table-cell office:value-type="float" office:value="0.0991121105253352">
                <text:p>0.0991121105253352</text:p>
              </table:table-cell>
              <table:table-cell office:value-type="float" office:value="0.4025095479">
                <text:p>0.4025095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006699" draw:fill-color="#00669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72cm" svg:height="10.689cm" xlink:href=".." xlink:type="simple" chart:class="chart:line" chart:style-name="ch1">
        <chart:legend chart:legend-position="end" svg:x="17.136cm" svg:y="3.981cm" style:legend-expansion="high" chart:style-name="ch2"/>
        <chart:plot-area chart:style-name="ch3" table:cell-range-address="Sheet1_2.A2:Sheet1_2.A12 Sheet1_2.D1:Sheet1_2.D12 Sheet1_2.H1:Sheet1_2.H12 Sheet1_2.L1:Sheet1_2.L12 Sheet1_2.P1:Sheet1_2.P12 Sheet1_2.T1:Sheet1_2.T12" chart:data-source-has-labels="both" svg:x="0.925cm" svg:y="0.987cm" svg:width="15.261cm" svg:height="9.069cm">
          <chartooo:coordinate-region svg:x="1.663cm" svg:y="1.2cm" svg:width="14.235cm" svg:height="8.182cm"/>
          <chart:axis chart:dimension="x" chart:name="primary-x" chart:style-name="ch4" chartooo:axis-type="auto">
            <chartooo:date-scale/>
            <chart:categories table:cell-range-address="Sheet1_2.A2:Sheet1_2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D2:Sheet1_2.D12" chart:label-cell-address="Sheet1_2.D1:Sheet1_2.D1" chart:class="chart:line">
            <chart:data-point chart:repeated="11"/>
          </chart:series>
          <chart:series chart:style-name="ch7" chart:values-cell-range-address="Sheet1_2.H2:Sheet1_2.H12" chart:label-cell-address="Sheet1_2.H1:Sheet1_2.H1" chart:class="chart:line">
            <chart:data-point chart:repeated="11"/>
          </chart:series>
          <chart:series chart:style-name="ch8" chart:values-cell-range-address="Sheet1_2.L2:Sheet1_2.L12" chart:label-cell-address="Sheet1_2.L1:Sheet1_2.L1" chart:class="chart:line">
            <chart:data-point chart:repeated="11"/>
          </chart:series>
          <chart:series chart:style-name="ch9" chart:values-cell-range-address="Sheet1_2.P2:Sheet1_2.P12" chart:label-cell-address="Sheet1_2.P1:Sheet1_2.P1" chart:class="chart:line">
            <chart:data-point chart:repeated="11"/>
          </chart:series>
          <chart:series chart:style-name="ch10" chart:values-cell-range-address="Sheet1_2.T2:Sheet1_2.T12" chart:label-cell-address="Sheet1_2.T1:Sheet1_2.T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(Groonga)</text:p>
                <draw:g>
                  <svg:desc>Sheet1_2.D1:Sheet1_2.D1</svg:desc>
                </draw:g>
              </table:table-cell>
              <table:table-cell office:value-type="string">
                <text:p>max(Droonga, node=1)</text:p>
                <draw:g>
                  <svg:desc>Sheet1_2.H1:Sheet1_2.H1</svg:desc>
                </draw:g>
              </table:table-cell>
              <table:table-cell office:value-type="string">
                <text:p>max(Droonga, node=2)</text:p>
                <draw:g>
                  <svg:desc>Sheet1_2.L1:Sheet1_2.L1</svg:desc>
                </draw:g>
              </table:table-cell>
              <table:table-cell office:value-type="string">
                <text:p>max(Droonga, node=3)</text:p>
                <draw:g>
                  <svg:desc>Sheet1_2.P1:Sheet1_2.P1</svg:desc>
                </draw:g>
              </table:table-cell>
              <table:table-cell office:value-type="string">
                <text:p>max(Droonga, node=3, no cache)</text:p>
                <draw:g>
                  <svg:desc>Sheet1_2.T1:Sheet1_2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2:Sheet1_2.A12</svg:desc>
                </draw:g>
              </table:table-cell>
              <table:table-cell office:value-type="float" office:value="0.622644055">
                <text:p>0.622644055</text:p>
                <draw:g>
                  <svg:desc>Sheet1_2.D2:Sheet1_2.D12</svg:desc>
                </draw:g>
              </table:table-cell>
              <table:table-cell office:value-type="float" office:value="0.177158846">
                <text:p>0.177158846</text:p>
                <draw:g>
                  <svg:desc>Sheet1_2.H2:Sheet1_2.H12</svg:desc>
                </draw:g>
              </table:table-cell>
              <table:table-cell office:value-type="float" office:value="0.390155548">
                <text:p>0.390155548</text:p>
                <draw:g>
                  <svg:desc>Sheet1_2.L2:Sheet1_2.L12</svg:desc>
                </draw:g>
              </table:table-cell>
              <table:table-cell office:value-type="float" office:value="0.247219062">
                <text:p>0.247219062</text:p>
                <draw:g>
                  <svg:desc>Sheet1_2.P2:Sheet1_2.P12</svg:desc>
                </draw:g>
              </table:table-cell>
              <table:table-cell office:value-type="float" office:value="0.400640944">
                <text:p>0.400640944</text:p>
                <draw:g>
                  <svg:desc>Sheet1_2.T2:Sheet1_2.T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93253945">
                <text:p>0.393253945</text:p>
              </table:table-cell>
              <table:table-cell office:value-type="float" office:value="0.561614883">
                <text:p>0.561614883</text:p>
              </table:table-cell>
              <table:table-cell office:value-type="float" office:value="0.776643451">
                <text:p>0.776643451</text:p>
              </table:table-cell>
              <table:table-cell office:value-type="float" office:value="0.694030292">
                <text:p>0.694030292</text:p>
              </table:table-cell>
              <table:table-cell office:value-type="float" office:value="1.159584761">
                <text:p>1.1595847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5130414">
                <text:p>0.095130414</text:p>
              </table:table-cell>
              <table:table-cell office:value-type="float" office:value="1.870278831">
                <text:p>1.870278831</text:p>
              </table:table-cell>
              <table:table-cell office:value-type="float" office:value="1.049906785">
                <text:p>1.049906785</text:p>
              </table:table-cell>
              <table:table-cell office:value-type="float" office:value="0.582637188">
                <text:p>0.582637188</text:p>
              </table:table-cell>
              <table:table-cell office:value-type="float" office:value="1.85254207">
                <text:p>1.852542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7861932">
                <text:p>0.117861932</text:p>
              </table:table-cell>
              <table:table-cell office:value-type="float" office:value="0.734894004">
                <text:p>0.734894004</text:p>
              </table:table-cell>
              <table:table-cell office:value-type="float" office:value="0.664227822">
                <text:p>0.664227822</text:p>
              </table:table-cell>
              <table:table-cell office:value-type="float" office:value="1.043846737">
                <text:p>1.043846737</text:p>
              </table:table-cell>
              <table:table-cell office:value-type="float" office:value="1.955162589">
                <text:p>1.955162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1476735">
                <text:p>0.11476735</text:p>
              </table:table-cell>
              <table:table-cell office:value-type="float" office:value="0.977329872">
                <text:p>0.977329872</text:p>
              </table:table-cell>
              <table:table-cell office:value-type="float" office:value="1.092992074">
                <text:p>1.092992074</text:p>
              </table:table-cell>
              <table:table-cell office:value-type="float" office:value="1.130221486">
                <text:p>1.130221486</text:p>
              </table:table-cell>
              <table:table-cell office:value-type="float" office:value="1.989566586">
                <text:p>1.9895665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65736676">
                <text:p>0.165736676</text:p>
              </table:table-cell>
              <table:table-cell office:value-type="float" office:value="1.685982989">
                <text:p>1.685982989</text:p>
              </table:table-cell>
              <table:table-cell office:value-type="float" office:value="1.286620575">
                <text:p>1.286620575</text:p>
              </table:table-cell>
              <table:table-cell office:value-type="float" office:value="1.234822732">
                <text:p>1.234822732</text:p>
              </table:table-cell>
              <table:table-cell office:value-type="float" office:value="1.995650754">
                <text:p>1.9956507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52557085">
                <text:p>0.152557085</text:p>
              </table:table-cell>
              <table:table-cell office:value-type="float" office:value="1.914886171">
                <text:p>1.914886171</text:p>
              </table:table-cell>
              <table:table-cell office:value-type="float" office:value="1.015921629">
                <text:p>1.015921629</text:p>
              </table:table-cell>
              <table:table-cell office:value-type="float" office:value="1.119535803">
                <text:p>1.119535803</text:p>
              </table:table-cell>
              <table:table-cell office:value-type="float" office:value="2.031403402">
                <text:p>2.0314034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77159054">
                <text:p>0.177159054</text:p>
              </table:table-cell>
              <table:table-cell office:value-type="float" office:value="1.979143209">
                <text:p>1.979143209</text:p>
              </table:table-cell>
              <table:table-cell office:value-type="float" office:value="1.068796734">
                <text:p>1.068796734</text:p>
              </table:table-cell>
              <table:table-cell office:value-type="float" office:value="1.379008192">
                <text:p>1.379008192</text:p>
              </table:table-cell>
              <table:table-cell office:value-type="float" office:value="1.963502405">
                <text:p>1.9635024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01950706">
                <text:p>0.201950706</text:p>
              </table:table-cell>
              <table:table-cell office:value-type="float" office:value="1.867820774">
                <text:p>1.867820774</text:p>
              </table:table-cell>
              <table:table-cell office:value-type="float" office:value="1.284023724">
                <text:p>1.284023724</text:p>
              </table:table-cell>
              <table:table-cell office:value-type="float" office:value="1.095246071">
                <text:p>1.095246071</text:p>
              </table:table-cell>
              <table:table-cell office:value-type="float" office:value="1.979949914">
                <text:p>1.9799499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39993646">
                <text:p>0.239993646</text:p>
              </table:table-cell>
              <table:table-cell office:value-type="float" office:value="1.886345609">
                <text:p>1.886345609</text:p>
              </table:table-cell>
              <table:table-cell office:value-type="float" office:value="1.813512708">
                <text:p>1.813512708</text:p>
              </table:table-cell>
              <table:table-cell office:value-type="float" office:value="1.418335217">
                <text:p>1.418335217</text:p>
              </table:table-cell>
              <table:table-cell office:value-type="float" office:value="1.953784365">
                <text:p>1.953784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8896753">
                <text:p>0.258896753</text:p>
              </table:table-cell>
              <table:table-cell office:value-type="float" office:value="1.939325172">
                <text:p>1.939325172</text:p>
              </table:table-cell>
              <table:table-cell office:value-type="float" office:value="1.73307548">
                <text:p>1.73307548</text:p>
              </table:table-cell>
              <table:table-cell office:value-type="float" office:value="1.602259963">
                <text:p>1.602259963</text:p>
              </table:table-cell>
              <table:table-cell office:value-type="float" office:value="1.065767703">
                <text:p>1.0657677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77216f" draw:fill-color="#7721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76cm" svg:height="10.661cm" xlink:href=".." xlink:type="simple" chart:class="chart:line" chart:style-name="ch1">
        <chart:legend chart:legend-position="end" svg:x="17.246cm" svg:y="3.967cm" style:legend-expansion="high" chart:style-name="ch2"/>
        <chart:plot-area chart:style-name="ch3" table:cell-range-address="Sheet1_2.A2:Sheet1_2.A12 Sheet1_2.C1:Sheet1_2.C12 Sheet1_2.G1:Sheet1_2.G12 Sheet1_2.K1:Sheet1_2.K12 Sheet1_2.O1:Sheet1_2.O12 Sheet1_2.S1:Sheet1_2.S12" chart:data-source-has-labels="both" svg:x="0.925cm" svg:y="0.987cm" svg:width="15.371cm" svg:height="9.041cm">
          <chartooo:coordinate-region svg:x="1.853cm" svg:y="1.2cm" svg:width="14.155cm" svg:height="8.154cm"/>
          <chart:axis chart:dimension="x" chart:name="primary-x" chart:style-name="ch4" chartooo:axis-type="auto">
            <chartooo:date-scale/>
            <chart:categories table:cell-range-address="Sheet1_2.A2:Sheet1_2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12" chart:label-cell-address="Sheet1_2.C1:Sheet1_2.C1" chart:class="chart:line">
            <chart:data-point chart:repeated="11"/>
          </chart:series>
          <chart:series chart:style-name="ch7" chart:values-cell-range-address="Sheet1_2.G2:Sheet1_2.G12" chart:label-cell-address="Sheet1_2.G1:Sheet1_2.G1" chart:class="chart:line">
            <chart:data-point chart:repeated="11"/>
          </chart:series>
          <chart:series chart:style-name="ch8" chart:values-cell-range-address="Sheet1_2.K2:Sheet1_2.K12" chart:label-cell-address="Sheet1_2.K1:Sheet1_2.K1" chart:class="chart:line">
            <chart:data-point chart:repeated="11"/>
          </chart:series>
          <chart:series chart:style-name="ch9" chart:values-cell-range-address="Sheet1_2.O2:Sheet1_2.O12" chart:label-cell-address="Sheet1_2.O1:Sheet1_2.O1" chart:class="chart:line">
            <chart:data-point chart:repeated="11"/>
          </chart:series>
          <chart:series chart:style-name="ch10" chart:values-cell-range-address="Sheet1_2.S2:Sheet1_2.S12" chart:label-cell-address="Sheet1_2.S1:Sheet1_2.S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(Groonga)</text:p>
                <draw:g>
                  <svg:desc>Sheet1_2.C1:Sheet1_2.C1</svg:desc>
                </draw:g>
              </table:table-cell>
              <table:table-cell office:value-type="string">
                <text:p>min(Droonga, node=1)</text:p>
                <draw:g>
                  <svg:desc>Sheet1_2.G1:Sheet1_2.G1</svg:desc>
                </draw:g>
              </table:table-cell>
              <table:table-cell office:value-type="string">
                <text:p>min(Droonga, node=2)</text:p>
                <draw:g>
                  <svg:desc>Sheet1_2.K1:Sheet1_2.K1</svg:desc>
                </draw:g>
              </table:table-cell>
              <table:table-cell office:value-type="string">
                <text:p>min(Droonga, node=3)</text:p>
                <draw:g>
                  <svg:desc>Sheet1_2.O1:Sheet1_2.O1</svg:desc>
                </draw:g>
              </table:table-cell>
              <table:table-cell office:value-type="string">
                <text:p>min(Droonga, node=3, no cache)</text:p>
                <draw:g>
                  <svg:desc>Sheet1_2.S1:Sheet1_2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2:Sheet1_2.A12</svg:desc>
                </draw:g>
              </table:table-cell>
              <table:table-cell office:value-type="float" office:value="0.001892445">
                <text:p>0.001892445</text:p>
                <draw:g>
                  <svg:desc>Sheet1_2.C2:Sheet1_2.C12</svg:desc>
                </draw:g>
              </table:table-cell>
              <table:table-cell office:value-type="float" office:value="0.002315816">
                <text:p>0.002315816</text:p>
                <draw:g>
                  <svg:desc>Sheet1_2.G2:Sheet1_2.G12</svg:desc>
                </draw:g>
              </table:table-cell>
              <table:table-cell office:value-type="float" office:value="0.002987595">
                <text:p>0.002987595</text:p>
                <draw:g>
                  <svg:desc>Sheet1_2.K2:Sheet1_2.K12</svg:desc>
                </draw:g>
              </table:table-cell>
              <table:table-cell office:value-type="float" office:value="0.003125229">
                <text:p>0.003125229</text:p>
                <draw:g>
                  <svg:desc>Sheet1_2.O2:Sheet1_2.O12</svg:desc>
                </draw:g>
              </table:table-cell>
              <table:table-cell office:value-type="float" office:value="0.011919189">
                <text:p>0.011919189</text:p>
                <draw:g>
                  <svg:desc>Sheet1_2.S2:Sheet1_2.S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325387">
                <text:p>0.001325387</text:p>
              </table:table-cell>
              <table:table-cell office:value-type="float" office:value="0.00254077">
                <text:p>0.00254077</text:p>
              </table:table-cell>
              <table:table-cell office:value-type="float" office:value="0.002379253">
                <text:p>0.002379253</text:p>
              </table:table-cell>
              <table:table-cell office:value-type="float" office:value="0.002163531">
                <text:p>0.002163531</text:p>
              </table:table-cell>
              <table:table-cell office:value-type="float" office:value="0.008788127">
                <text:p>0.0087881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292895">
                <text:p>0.001292895</text:p>
              </table:table-cell>
              <table:table-cell office:value-type="float" office:value="0.002315551">
                <text:p>0.002315551</text:p>
              </table:table-cell>
              <table:table-cell office:value-type="float" office:value="0.002285552">
                <text:p>0.002285552</text:p>
              </table:table-cell>
              <table:table-cell office:value-type="float" office:value="0.002137773">
                <text:p>0.002137773</text:p>
              </table:table-cell>
              <table:table-cell office:value-type="float" office:value="0.009318032">
                <text:p>0.0093180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1654002">
                <text:p>0.001654002</text:p>
              </table:table-cell>
              <table:table-cell office:value-type="float" office:value="0.002454663">
                <text:p>0.002454663</text:p>
              </table:table-cell>
              <table:table-cell office:value-type="float" office:value="0.00246631">
                <text:p>0.00246631</text:p>
              </table:table-cell>
              <table:table-cell office:value-type="float" office:value="0.002419418">
                <text:p>0.002419418</text:p>
              </table:table-cell>
              <table:table-cell office:value-type="float" office:value="0.008841851">
                <text:p>0.0088418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236689">
                <text:p>0.002236689</text:p>
              </table:table-cell>
              <table:table-cell office:value-type="float" office:value="0.002682826">
                <text:p>0.002682826</text:p>
              </table:table-cell>
              <table:table-cell office:value-type="float" office:value="0.002494957">
                <text:p>0.002494957</text:p>
              </table:table-cell>
              <table:table-cell office:value-type="float" office:value="0.002624385">
                <text:p>0.002624385</text:p>
              </table:table-cell>
              <table:table-cell office:value-type="float" office:value="0.00744922">
                <text:p>0.007449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069294">
                <text:p>0.002069294</text:p>
              </table:table-cell>
              <table:table-cell office:value-type="float" office:value="0.00271982">
                <text:p>0.00271982</text:p>
              </table:table-cell>
              <table:table-cell office:value-type="float" office:value="0.002563763">
                <text:p>0.002563763</text:p>
              </table:table-cell>
              <table:table-cell office:value-type="float" office:value="0.002498031">
                <text:p>0.002498031</text:p>
              </table:table-cell>
              <table:table-cell office:value-type="float" office:value="0.008608321">
                <text:p>0.0086083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201112">
                <text:p>0.003201112</text:p>
              </table:table-cell>
              <table:table-cell office:value-type="float" office:value="0.002481491">
                <text:p>0.002481491</text:p>
              </table:table-cell>
              <table:table-cell office:value-type="float" office:value="0.002515235">
                <text:p>0.002515235</text:p>
              </table:table-cell>
              <table:table-cell office:value-type="float" office:value="0.002849596">
                <text:p>0.002849596</text:p>
              </table:table-cell>
              <table:table-cell office:value-type="float" office:value="0.008462981">
                <text:p>0.0084629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4576926">
                <text:p>0.004576926</text:p>
              </table:table-cell>
              <table:table-cell office:value-type="float" office:value="0.002769073">
                <text:p>0.002769073</text:p>
              </table:table-cell>
              <table:table-cell office:value-type="float" office:value="0.002269922">
                <text:p>0.002269922</text:p>
              </table:table-cell>
              <table:table-cell office:value-type="float" office:value="0.003161665">
                <text:p>0.003161665</text:p>
              </table:table-cell>
              <table:table-cell office:value-type="float" office:value="0.008112615">
                <text:p>0.0081126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0936851">
                <text:p>0.010936851</text:p>
              </table:table-cell>
              <table:table-cell office:value-type="float" office:value="0.003082691">
                <text:p>0.003082691</text:p>
              </table:table-cell>
              <table:table-cell office:value-type="float" office:value="0.002773676">
                <text:p>0.002773676</text:p>
              </table:table-cell>
              <table:table-cell office:value-type="float" office:value="0.002916982">
                <text:p>0.002916982</text:p>
              </table:table-cell>
              <table:table-cell office:value-type="float" office:value="0.008539909">
                <text:p>0.0085399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0834998">
                <text:p>0.030834998</text:p>
              </table:table-cell>
              <table:table-cell office:value-type="float" office:value="0.002693145">
                <text:p>0.002693145</text:p>
              </table:table-cell>
              <table:table-cell office:value-type="float" office:value="0.002611847">
                <text:p>0.002611847</text:p>
              </table:table-cell>
              <table:table-cell office:value-type="float" office:value="0.002443598">
                <text:p>0.002443598</text:p>
              </table:table-cell>
              <table:table-cell office:value-type="float" office:value="0.009314886">
                <text:p>0.0093148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5301962">
                <text:p>0.035301962</text:p>
              </table:table-cell>
              <table:table-cell office:value-type="float" office:value="0.002705871">
                <text:p>0.002705871</text:p>
              </table:table-cell>
              <table:table-cell office:value-type="float" office:value="0.002744707">
                <text:p>0.002744707</text:p>
              </table:table-cell>
              <table:table-cell office:value-type="float" office:value="0.002280836">
                <text:p>0.002280836</text:p>
              </table:table-cell>
              <table:table-cell office:value-type="float" office:value="0.056716703">
                <text:p>0.0567167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